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9.3pt"/>
    </style:style>
    <style:style style:name="co15" style:family="table-column">
      <style:table-column-properties fo:break-before="auto" style:column-width="24.66pt"/>
    </style:style>
    <style:style style:name="co16" style:family="table-column">
      <style:table-column-properties fo:break-before="auto" style:column-width="22.85pt"/>
    </style:style>
    <style:style style:name="co17" style:family="table-column">
      <style:table-column-properties fo:break-before="auto" style:column-width="18.11pt"/>
    </style:style>
    <style:style style:name="co18" style:family="table-column">
      <style:table-column-properties fo:break-before="auto" style:column-width="18.71pt"/>
    </style:style>
    <style:style style:name="co19" style:family="table-column">
      <style:table-column-properties fo:break-before="auto" style:column-width="14.54pt"/>
    </style:style>
    <style:style style:name="co8" style:family="table-column">
      <style:table-column-properties fo:break-before="auto" style:column-width="31.15pt"/>
    </style:style>
    <style:style style:name="co9" style:family="table-column">
      <style:table-column-properties fo:break-before="auto" style:column-width="52.55pt"/>
    </style:style>
    <style:style style:name="co10" style:family="table-column">
      <style:table-column-properties fo:break-before="auto" style:column-width="67.1pt"/>
    </style:style>
    <style:style style:name="co11" style:family="table-column">
      <style:table-column-properties fo:break-before="auto" style:column-width="30.56pt"/>
    </style:style>
    <style:style style:name="co12" style:family="table-column">
      <style:table-column-properties fo:break-before="auto" style:column-width="37.7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4.41pt"/>
    </style:style>
    <style:style style:name="co22" style:family="table-column">
      <style:table-column-properties fo:break-before="auto" style:column-width="32.06pt"/>
    </style:style>
    <style:style style:name="co23" style:family="table-column">
      <style:table-column-properties fo:break-before="auto" style:column-width="3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86" style:family="table-cell" style:parent-style-name="Default" style:data-style-name="N121"/>
    <style:style style:name="ce74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6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41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45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48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1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3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6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0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4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8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2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6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80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55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1">
      <style:table-cell-properties fo:background-color="#ff8c00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>
      <style:table-cell-properties fo:background-color="#9400d3" style:text-align-source="fix" style:repeat-content="false" style:vertical-align="middle"/>
      <style:paragraph-properties fo:text-align="center" fo:margin-left="0pt"/>
    </style:style>
    <style:style style:name="ce86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1">
      <style:table-cell-properties fo:background-color="#a9a9a9"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21">
      <style:table-cell-properties fo:background-color="#00ff00"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21">
      <style:table-cell-properties fo:background-color="#7fffd4" style:text-align-source="fix" style:repeat-content="false" style:vertical-align="middle"/>
      <style:paragraph-properties fo:text-align="center" fo:margin-left="0pt"/>
    </style:style>
    <style:style style:name="ce93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121">
      <style:table-cell-properties fo:background-color="#ffdab9" style:text-align-source="fix" style:repeat-content="false" style:vertical-align="middle"/>
      <style:paragraph-properties fo:text-align="center" fo:margin-left="0pt"/>
    </style:style>
    <style:style style:name="ce96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pt"/>
    </style:style>
    <style:style style:name="ce98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99" style:family="table-cell" style:parent-style-name="Default" style:data-style-name="N121">
      <style:table-cell-properties fo:background-color="#f08080" style:text-align-source="fix" style:repeat-content="false" style:vertical-align="middle"/>
      <style:paragraph-properties fo:text-align="center" fo:margin-left="0pt"/>
    </style:style>
    <style:style style:name="ce94" style:family="table-cell" style:parent-style-name="Default" style:data-style-name="N121">
      <style:table-cell-properties fo:background-color="#f08080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21">
      <style:table-cell-properties fo:background-color="#f08080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2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117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131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6" style:family="table-cell" style:parent-style-name="Default" style:data-style-name="N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2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44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6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149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5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4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7" style:family="table-cell" style:parent-style-name="Default" style:data-style-name="N121">
      <style:table-cell-properties fo:background-color="#ff8c00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158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9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121">
      <style:table-cell-properties fo:background-color="#9400d3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63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5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 style:data-style-name="N121">
      <style:table-cell-properties fo:background-color="#a9a9a9"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9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0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 style:data-style-name="N12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5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 style:data-style-name="N121">
      <style:table-cell-properties fo:background-color="#ffe4b5" style:text-align-source="fix" style:repeat-content="false" fo:border="0.06pt solid #000000" style:vertical-align="middle"/>
      <style:paragraph-properties fo:text-align="center" fo:margin-left="0pt"/>
    </style:style>
    <style:style style:name="ce120" style:family="table-cell" style:parent-style-name="Default" style:data-style-name="N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79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81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23" style:family="table-cell" style:parent-style-name="Default" style:data-style-name="N121">
      <style:table-cell-properties fo:background-color="#7fffd4" style:text-align-source="fix" style:repeat-content="false" fo:border="0.06pt solid #000000" style:vertical-align="middle"/>
      <style:paragraph-properties fo:text-align="center" fo:margin-left="0pt"/>
    </style:style>
    <style:style style:name="ce124" style:family="table-cell" style:parent-style-name="Default" style:data-style-name="N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88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89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 style:data-style-name="N121">
      <style:table-cell-properties fo:background-color="#808080" style:text-align-source="fix" style:repeat-content="false" fo:border="0.06pt solid #000000" style:vertical-align="middle"/>
      <style:paragraph-properties fo:text-align="center" fo:margin-left="0pt"/>
    </style:style>
    <style:style style:name="ce128" style:family="table-cell" style:parent-style-name="Default" style:data-style-name="N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92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93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2" style:family="table-cell" style:parent-style-name="Default" style:data-style-name="N121">
      <style:table-cell-properties fo:background-color="#f08080" style:text-align-source="fix" style:repeat-content="false" fo:border="0.06pt solid #000000" style:vertical-align="middle"/>
      <style:paragraph-properties fo:text-align="center" fo:margin-left="0pt"/>
    </style:style>
    <style:style style:name="ce183" style:family="table-cell" style:parent-style-name="Default" style:data-style-name="N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84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97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9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2Ch_(61)_S109_RemoveBaseLineOff_OrthogonalOff_SamplesIn4Out8_Avg_E30_20191031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6" table:default-cell-style-name="ce11"/>
        <table:table-column table:style-name="co13" table:default-cell-style-name="ce45"/>
        <table:table-column table:style-name="co11" table:default-cell-style-name="ce11"/>
        <table:table-column table:style-name="co12" table:default-cell-style-name="ce11"/>
        <table:table-column table:style-name="co11" table:default-cell-style-name="ce28"/>
        <table:table-column table:style-name="co12" table:default-cell-style-name="ce11"/>
        <table:table-column table:style-name="co11" table:default-cell-style-name="ce11"/>
        <table:table-column table:style-name="co20" table:default-cell-style-name="ce28"/>
        <table:table-column table:style-name="co21" table:default-cell-style-name="ce11"/>
        <table:table-column table:style-name="co22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2" table:default-cell-style-name="ce11"/>
        <table:table-column table:style-name="co20" table:default-cell-style-name="ce11"/>
        <table:table-column table:style-name="co12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3" table:default-cell-style-name="ce11"/>
        <table:table-column table:style-name="co13" table:number-columns-repeated="993" table:default-cell-style-name="ce11"/>
        <table:table-row table:style-name="ro1">
          <table:table-cell table:style-name="ce55" table:number-columns-spanned="2" table:number-rows-spanned="2"/>
          <table:covered-table-cell table:style-name="ce58"/>
          <table:table-cell table:style-name="ce55" office:value-type="string" calcext:value-type="string" table:number-columns-spanned="3" table:number-rows-spanned="1">
            <text:p>Train</text:p>
          </table:table-cell>
          <table:covered-table-cell table:style-name="ce58"/>
          <table:covered-table-cell table:style-name="ce55" office:value-type="string" calcext:value-type="string">
            <text:p>Valid,</text:p>
          </table:covered-table-cell>
          <table:table-cell table:style-name="ce55" office:value-type="string" calcext:value-type="string" table:number-columns-spanned="3" table:number-rows-spanned="1">
            <text:p>Test</text:p>
          </table:table-cell>
          <table:covered-table-cell table:style-name="ce55"/>
          <table:covered-table-cell table:style-name="ce58"/>
          <table:table-cell table:style-name="ce42"/>
          <table:table-cell table:style-name="ce30" office:value-type="string" calcext:value-type="string" table:number-columns-spanned="2" table:number-rows-spanned="1">
            <text:p>Try 1</text:p>
          </table:table-cell>
          <table:covered-table-cell table:style-name="ce117"/>
          <table:table-cell table:style-name="ce56" office:value-type="string" calcext:value-type="string" table:number-columns-spanned="2" table:number-rows-spanned="1">
            <text:p>Try 2</text:p>
          </table:table-cell>
          <table:covered-table-cell table:style-name="ce144"/>
          <table:table-cell table:style-name="ce37" office:value-type="string" calcext:value-type="string" table:number-columns-spanned="2" table:number-rows-spanned="1">
            <text:p>Try 3</text:p>
          </table:table-cell>
          <table:covered-table-cell table:style-name="ce149"/>
          <table:table-cell table:style-name="ce67" office:value-type="string" calcext:value-type="string" table:number-columns-spanned="2" table:number-rows-spanned="1">
            <text:p>Try 4</text:p>
          </table:table-cell>
          <table:covered-table-cell table:style-name="ce159"/>
          <table:table-cell table:style-name="ce71" office:value-type="string" calcext:value-type="string" table:number-columns-spanned="2" table:number-rows-spanned="1">
            <text:p>Try 5</text:p>
          </table:table-cell>
          <table:covered-table-cell table:style-name="ce165"/>
          <table:table-cell table:style-name="ce111" office:value-type="string" calcext:value-type="string" table:number-columns-spanned="2" table:number-rows-spanned="1">
            <text:p>Try 6</text:p>
          </table:table-cell>
          <table:covered-table-cell table:style-name="ce170"/>
          <table:table-cell table:style-name="ce115" office:value-type="string" calcext:value-type="string" table:number-columns-spanned="2" table:number-rows-spanned="1">
            <text:p>Try 7</text:p>
          </table:table-cell>
          <table:covered-table-cell table:style-name="ce175"/>
          <table:table-cell table:style-name="ce119" office:value-type="string" calcext:value-type="string" table:number-columns-spanned="2" table:number-rows-spanned="1">
            <text:p>Try 8</text:p>
          </table:table-cell>
          <table:covered-table-cell table:style-name="ce181"/>
          <table:table-cell table:style-name="ce123" office:value-type="string" calcext:value-type="string" table:number-columns-spanned="2" table:number-rows-spanned="1">
            <text:p>Try 9</text:p>
          </table:table-cell>
          <table:covered-table-cell table:style-name="ce189"/>
          <table:table-cell table:style-name="ce127" office:value-type="string" calcext:value-type="string" table:number-columns-spanned="2" table:number-rows-spanned="1">
            <text:p>Try 10</text:p>
          </table:table-cell>
          <table:covered-table-cell table:style-name="ce193"/>
          <table:table-cell table:style-name="ce182" office:value-type="string" calcext:value-type="string" table:number-columns-spanned="2" table:number-rows-spanned="1">
            <text:p>Try 11</text:p>
          </table:table-cell>
          <table:covered-table-cell table:style-name="ce197"/>
          <table:table-cell table:number-columns-repeated="993"/>
        </table:table-row>
        <table:table-row table:style-name="ro1">
          <table:covered-table-cell table:number-columns-repeated="2" table:style-name="ce58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42"/>
          <table:table-cell table:style-name="ce48" office:value-type="string" calcext:value-type="string">
            <text:p>Train</text:p>
          </table:table-cell>
          <table:table-cell table:style-name="ce117" office:value-type="string" calcext:value-type="string">
            <text:p>Test</text:p>
          </table:table-cell>
          <table:table-cell table:style-name="ce34" office:value-type="string" calcext:value-type="string">
            <text:p>Train</text:p>
          </table:table-cell>
          <table:table-cell table:style-name="ce144" office:value-type="string" calcext:value-type="string">
            <text:p>Test</text:p>
          </table:table-cell>
          <table:table-cell table:style-name="ce149" office:value-type="string" calcext:value-type="string">
            <text:p>Train</text:p>
          </table:table-cell>
          <table:table-cell table:style-name="ce149" office:value-type="string" calcext:value-type="string">
            <text:p>Test</text:p>
          </table:table-cell>
          <table:table-cell table:style-name="ce68" office:value-type="string" calcext:value-type="string">
            <text:p>Train</text:p>
          </table:table-cell>
          <table:table-cell table:style-name="ce68" office:value-type="string" calcext:value-type="string">
            <text:p>Test</text:p>
          </table:table-cell>
          <table:table-cell table:style-name="ce72" office:value-type="string" calcext:value-type="string">
            <text:p>Train</text:p>
          </table:table-cell>
          <table:table-cell table:style-name="ce72" office:value-type="string" calcext:value-type="string">
            <text:p>Test</text:p>
          </table:table-cell>
          <table:table-cell table:style-name="ce112" office:value-type="string" calcext:value-type="string">
            <text:p>Train</text:p>
          </table:table-cell>
          <table:table-cell table:style-name="ce112" office:value-type="string" calcext:value-type="string">
            <text:p>Test</text:p>
          </table:table-cell>
          <table:table-cell table:style-name="ce116" office:value-type="string" calcext:value-type="string">
            <text:p>Train</text:p>
          </table:table-cell>
          <table:table-cell table:style-name="ce116" office:value-type="string" calcext:value-type="string">
            <text:p>Test</text:p>
          </table:table-cell>
          <table:table-cell table:style-name="ce120" office:value-type="string" calcext:value-type="string">
            <text:p>Train</text:p>
          </table:table-cell>
          <table:table-cell table:style-name="ce120" office:value-type="string" calcext:value-type="string">
            <text:p>Test</text:p>
          </table:table-cell>
          <table:table-cell table:style-name="ce124" office:value-type="string" calcext:value-type="string">
            <text:p>Train</text:p>
          </table:table-cell>
          <table:table-cell table:style-name="ce124" office:value-type="string" calcext:value-type="string">
            <text:p>Test</text:p>
          </table:table-cell>
          <table:table-cell table:style-name="ce128" office:value-type="string" calcext:value-type="string">
            <text:p>Train</text:p>
          </table:table-cell>
          <table:table-cell table:style-name="ce128" office:value-type="string" calcext:value-type="string">
            <text:p>Test</text:p>
          </table:table-cell>
          <table:table-cell table:style-name="ce183" office:value-type="string" calcext:value-type="string">
            <text:p>Train</text:p>
          </table:table-cell>
          <table:table-cell table:style-name="ce183" office:value-type="string" calcext:value-type="string">
            <text:p>Test</text:p>
          </table:table-cell>
          <table:table-cell table:number-columns-repeated="993"/>
        </table:table-row>
        <table:table-row table:style-name="ro1">
          <table:table-cell table:style-name="ce55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</text:p>
          </table:table-cell>
          <table:table-cell table:style-name="ce2" table:formula="of:=([.C28]+[.C49]+[.C70]+[.C91]+[.C112]+[.C133]+[.C154]+[.C175]+[.C196]+[.C217]+[.C238])/10" office:value-type="float" office:value="0" calcext:value-type="float">
            <text:p>0.0000</text:p>
          </table:table-cell>
          <table:table-cell table:style-name="ce2" table:formula="of:=([.D28]+[.D49]+[.D70]+[.D91]+[.D112]+[.D133]+[.D154]+[.D175]+[.D196]+[.D217]+[.D238])/10" office:value-type="float" office:value="0" calcext:value-type="float">
            <text:p>0.0000</text:p>
          </table:table-cell>
          <table:table-cell table:style-name="ce2" table:formula="of:=STDEV([.D28];[.D49];[.D70];[.D91];[.D112];[.D133];[.D154];[.D175];[.D196];[.D217])" office:value-type="string" office:string-value="" calcext:value-type="error">
            <text:p>#DIV/0!</text:p>
          </table:table-cell>
          <table:table-cell table:style-name="ce2" table:formula="of:=([.G28]+[.G49]+[.G70]+[.G91]+[.G112]+[.G133]+[.G154]+[.G175]+[.G196]+[.G217]+[.G238])/10" office:value-type="float" office:value="0" calcext:value-type="float">
            <text:p>0.0000</text:p>
          </table:table-cell>
          <table:table-cell table:style-name="ce2" table:formula="of:=([.H28]+[.H49]+[.H70]+[.H91]+[.H112]+[.H133]+[.H154]+[.H175]+[.H196]+[.H217]+[.H238])/10" office:value-type="float" office:value="0" calcext:value-type="float">
            <text:p>0.0000</text:p>
          </table:table-cell>
          <table:table-cell table:style-name="ce2" table:formula="of:=STDEV([.H28];[.H49];[.H70];[.H91];[.H112];[.H133];[.H154];[.H175];[.H196];[.H217])" office:value-type="string" office:string-value="" calcext:value-type="error">
            <text:p>#DIV/0!</text:p>
          </table:table-cell>
          <table:table-cell table:style-name="ce42"/>
          <table:table-cell table:style-name="ce131" table:formula="of:=[.J31]" office:value-type="string" office:string-value="" calcext:value-type="error">
            <text:p>#VALUE!</text:p>
          </table:table-cell>
          <table:table-cell table:style-name="ce137" table:formula="of:=[.L31]" office:value-type="string" office:string-value="" calcext:value-type="error">
            <text:p>#VALUE!</text:p>
          </table:table-cell>
          <table:table-cell table:style-name="ce142" table:formula="of:=[.J52]" office:value-type="string" office:string-value="" calcext:value-type="error">
            <text:p>#VALUE!</text:p>
          </table:table-cell>
          <table:table-cell table:style-name="ce146" table:formula="of:=[.L52]" office:value-type="string" office:string-value="" calcext:value-type="error">
            <text:p>#VALUE!</text:p>
          </table:table-cell>
          <table:table-cell table:style-name="ce150" table:formula="of:=[.J73]" office:value-type="string" office:string-value="" calcext:value-type="error">
            <text:p>#VALUE!</text:p>
          </table:table-cell>
          <table:table-cell table:style-name="ce154" table:formula="of:=[.L73]" office:value-type="string" office:string-value="" calcext:value-type="error">
            <text:p>#VALUE!</text:p>
          </table:table-cell>
          <table:table-cell table:style-name="ce158" table:formula="of:=[.J94]" office:value-type="string" office:string-value="" calcext:value-type="error">
            <text:p>#VALUE!</text:p>
          </table:table-cell>
          <table:table-cell table:style-name="ce158" table:formula="of:=[.L94]" office:value-type="string" office:string-value="" calcext:value-type="error">
            <text:p>#VALUE!</text:p>
          </table:table-cell>
          <table:table-cell table:style-name="ce163" table:formula="of:=[.J115]" office:value-type="string" office:string-value="" calcext:value-type="error">
            <text:p>#VALUE!</text:p>
          </table:table-cell>
          <table:table-cell table:style-name="ce163" table:formula="of:=[.L115]" office:value-type="string" office:string-value="" calcext:value-type="error">
            <text:p>#VALUE!</text:p>
          </table:table-cell>
          <table:table-cell table:style-name="ce169" table:formula="of:=[.J136]" office:value-type="string" office:string-value="" calcext:value-type="error">
            <text:p>#VALUE!</text:p>
          </table:table-cell>
          <table:table-cell table:style-name="ce169" table:formula="of:=[.L136]" office:value-type="string" office:string-value="" calcext:value-type="error">
            <text:p>#VALUE!</text:p>
          </table:table-cell>
          <table:table-cell table:style-name="ce174" table:formula="of:=[.J157]" office:value-type="string" office:string-value="" calcext:value-type="error">
            <text:p>#VALUE!</text:p>
          </table:table-cell>
          <table:table-cell table:style-name="ce174" table:formula="of:=[.L157]" office:value-type="string" office:string-value="" calcext:value-type="error">
            <text:p>#VALUE!</text:p>
          </table:table-cell>
          <table:table-cell table:style-name="ce179" table:formula="of:=[.J178]" office:value-type="string" office:string-value="" calcext:value-type="error">
            <text:p>#VALUE!</text:p>
          </table:table-cell>
          <table:table-cell table:style-name="ce179" table:formula="of:=[.L178]" office:value-type="string" office:string-value="" calcext:value-type="error">
            <text:p>#VALUE!</text:p>
          </table:table-cell>
          <table:table-cell table:style-name="ce188" table:formula="of:=[.J199]" office:value-type="string" office:string-value="" calcext:value-type="error">
            <text:p>#VALUE!</text:p>
          </table:table-cell>
          <table:table-cell table:style-name="ce188" table:formula="of:=[.L199]" office:value-type="string" office:string-value="" calcext:value-type="error">
            <text:p>#VALUE!</text:p>
          </table:table-cell>
          <table:table-cell table:style-name="ce192" table:formula="of:=[.J220]" office:value-type="string" office:string-value="" calcext:value-type="error">
            <text:p>#VALUE!</text:p>
          </table:table-cell>
          <table:table-cell table:style-name="ce192" table:formula="of:=[.L220]" office:value-type="string" office:string-value="" calcext:value-type="error">
            <text:p>#VALUE!</text:p>
          </table:table-cell>
          <table:table-cell table:style-name="ce184" table:formula="of:=[.J241]" office:value-type="string" office:string-value="" calcext:value-type="error">
            <text:p>#VALUE!</text:p>
          </table:table-cell>
          <table:table-cell table:style-name="ce184" table:formula="of:=[.L241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p2</text:p>
          </table:table-cell>
          <table:table-cell table:style-name="ce2" table:formula="of:=([.C29]+[.C50]+[.C71]+[.C92]+[.C113]+[.C134]+[.C155]+[.C176]+[.C197]+[.C218]+[.C239])/10" office:value-type="float" office:value="0" calcext:value-type="float">
            <text:p>0.0000</text:p>
          </table:table-cell>
          <table:table-cell table:style-name="ce2" table:formula="of:=([.D29]+[.D50]+[.D71]+[.D92]+[.D113]+[.D134]+[.D155]+[.D176]+[.D197]+[.D218]+[.D239])/10" office:value-type="float" office:value="0" calcext:value-type="float">
            <text:p>0.0000</text:p>
          </table:table-cell>
          <table:table-cell table:style-name="ce2" table:formula="of:=STDEV([.D29];[.D50];[.D71];[.D92];[.D113];[.D134];[.D155];[.D176];[.D197];[.D218])" office:value-type="string" office:string-value="" calcext:value-type="error">
            <text:p>#DIV/0!</text:p>
          </table:table-cell>
          <table:table-cell table:style-name="ce2" table:formula="of:=([.G29]+[.G50]+[.G71]+[.G92]+[.G113]+[.G134]+[.G155]+[.G176]+[.G197]+[.G218]+[.G239])/10" office:value-type="float" office:value="0" calcext:value-type="float">
            <text:p>0.0000</text:p>
          </table:table-cell>
          <table:table-cell table:style-name="ce2" table:formula="of:=([.H29]+[.H50]+[.H71]+[.H92]+[.H113]+[.H134]+[.H155]+[.H176]+[.H197]+[.H218]+[.H239])/10" office:value-type="float" office:value="0" calcext:value-type="float">
            <text:p>0.0000</text:p>
          </table:table-cell>
          <table:table-cell table:style-name="ce2" table:formula="of:=STDEV([.H29];[.H50];[.H71];[.H92];[.H113];[.H134];[.H155];[.H176];[.H197];[.H218])" office:value-type="string" office:string-value="" calcext:value-type="error">
            <text:p>#DIV/0!</text:p>
          </table:table-cell>
          <table:table-cell table:style-name="ce42"/>
          <table:table-cell table:style-name="ce131" table:formula="of:=[.J32]" office:value-type="string" office:string-value="" calcext:value-type="error">
            <text:p>#VALUE!</text:p>
          </table:table-cell>
          <table:table-cell table:style-name="ce137" table:formula="of:=[.L32]" office:value-type="string" office:string-value="" calcext:value-type="error">
            <text:p>#VALUE!</text:p>
          </table:table-cell>
          <table:table-cell table:style-name="ce142" table:formula="of:=[.J53]" office:value-type="string" office:string-value="" calcext:value-type="error">
            <text:p>#VALUE!</text:p>
          </table:table-cell>
          <table:table-cell table:style-name="ce146" table:formula="of:=[.L53]" office:value-type="string" office:string-value="" calcext:value-type="error">
            <text:p>#VALUE!</text:p>
          </table:table-cell>
          <table:table-cell table:style-name="ce150" table:formula="of:=[.J74]" office:value-type="string" office:string-value="" calcext:value-type="error">
            <text:p>#VALUE!</text:p>
          </table:table-cell>
          <table:table-cell table:style-name="ce154" table:formula="of:=[.L74]" office:value-type="string" office:string-value="" calcext:value-type="error">
            <text:p>#VALUE!</text:p>
          </table:table-cell>
          <table:table-cell table:style-name="ce158" table:formula="of:=[.J95]" office:value-type="string" office:string-value="" calcext:value-type="error">
            <text:p>#VALUE!</text:p>
          </table:table-cell>
          <table:table-cell table:style-name="ce158" table:formula="of:=[.L95]" office:value-type="string" office:string-value="" calcext:value-type="error">
            <text:p>#VALUE!</text:p>
          </table:table-cell>
          <table:table-cell table:style-name="ce163" table:formula="of:=[.J116]" office:value-type="string" office:string-value="" calcext:value-type="error">
            <text:p>#VALUE!</text:p>
          </table:table-cell>
          <table:table-cell table:style-name="ce163" table:formula="of:=[.L116]" office:value-type="string" office:string-value="" calcext:value-type="error">
            <text:p>#VALUE!</text:p>
          </table:table-cell>
          <table:table-cell table:style-name="ce169" table:formula="of:=[.J137]" office:value-type="string" office:string-value="" calcext:value-type="error">
            <text:p>#VALUE!</text:p>
          </table:table-cell>
          <table:table-cell table:style-name="ce169" table:formula="of:=[.L137]" office:value-type="string" office:string-value="" calcext:value-type="error">
            <text:p>#VALUE!</text:p>
          </table:table-cell>
          <table:table-cell table:style-name="ce174" table:formula="of:=[.J158]" office:value-type="string" office:string-value="" calcext:value-type="error">
            <text:p>#VALUE!</text:p>
          </table:table-cell>
          <table:table-cell table:style-name="ce174" table:formula="of:=[.L158]" office:value-type="string" office:string-value="" calcext:value-type="error">
            <text:p>#VALUE!</text:p>
          </table:table-cell>
          <table:table-cell table:style-name="ce179" table:formula="of:=[.J179]" office:value-type="string" office:string-value="" calcext:value-type="error">
            <text:p>#VALUE!</text:p>
          </table:table-cell>
          <table:table-cell table:style-name="ce179" table:formula="of:=[.L179]" office:value-type="string" office:string-value="" calcext:value-type="error">
            <text:p>#VALUE!</text:p>
          </table:table-cell>
          <table:table-cell table:style-name="ce188" table:formula="of:=[.J200]" office:value-type="string" office:string-value="" calcext:value-type="error">
            <text:p>#VALUE!</text:p>
          </table:table-cell>
          <table:table-cell table:style-name="ce188" table:formula="of:=[.L200]" office:value-type="string" office:string-value="" calcext:value-type="error">
            <text:p>#VALUE!</text:p>
          </table:table-cell>
          <table:table-cell table:style-name="ce192" table:formula="of:=[.J221]" office:value-type="string" office:string-value="" calcext:value-type="error">
            <text:p>#VALUE!</text:p>
          </table:table-cell>
          <table:table-cell table:style-name="ce192" table:formula="of:=[.L221]" office:value-type="string" office:string-value="" calcext:value-type="error">
            <text:p>#VALUE!</text:p>
          </table:table-cell>
          <table:table-cell table:style-name="ce184" table:formula="of:=[.J242]" office:value-type="string" office:string-value="" calcext:value-type="error">
            <text:p>#VALUE!</text:p>
          </table:table-cell>
          <table:table-cell table:style-name="ce184" table:formula="of:=[.L242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7</text:p>
          </table:table-cell>
          <table:table-cell table:style-name="ce2" table:formula="of:=([.C30]+[.C51]+[.C72]+[.C93]+[.C114]+[.C135]+[.C156]+[.C177]+[.C198]+[.C219]+[.C240])/10" office:value-type="float" office:value="0" calcext:value-type="float">
            <text:p>0.0000</text:p>
          </table:table-cell>
          <table:table-cell table:style-name="ce2" table:formula="of:=([.D30]+[.D51]+[.D72]+[.D93]+[.D114]+[.D135]+[.D156]+[.D177]+[.D198]+[.D219]+[.D240])/10" office:value-type="float" office:value="0" calcext:value-type="float">
            <text:p>0.0000</text:p>
          </table:table-cell>
          <table:table-cell table:style-name="ce2" table:formula="of:=STDEV([.D30];[.D51];[.D72];[.D93];[.D114];[.D135];[.D156];[.D177];[.D198];[.D219])" office:value-type="string" office:string-value="" calcext:value-type="error">
            <text:p>#DIV/0!</text:p>
          </table:table-cell>
          <table:table-cell table:style-name="ce2" table:formula="of:=([.G30]+[.G51]+[.G72]+[.G93]+[.G114]+[.G135]+[.G156]+[.G177]+[.G198]+[.G219]+[.G240])/10" office:value-type="float" office:value="0" calcext:value-type="float">
            <text:p>0.0000</text:p>
          </table:table-cell>
          <table:table-cell table:style-name="ce2" table:formula="of:=([.H30]+[.H51]+[.H72]+[.H93]+[.H114]+[.H135]+[.H156]+[.H177]+[.H198]+[.H219]+[.H240])/10" office:value-type="float" office:value="0" calcext:value-type="float">
            <text:p>0.0000</text:p>
          </table:table-cell>
          <table:table-cell table:style-name="ce2" table:formula="of:=STDEV([.H30];[.H51];[.H72];[.H93];[.H114];[.H135];[.H156];[.H177];[.H198];[.H219])" office:value-type="string" office:string-value="" calcext:value-type="error">
            <text:p>#DIV/0!</text:p>
          </table:table-cell>
          <table:table-cell table:style-name="ce42"/>
          <table:table-cell table:style-name="ce131" table:formula="of:=[.J33]" office:value-type="string" office:string-value="" calcext:value-type="error">
            <text:p>#VALUE!</text:p>
          </table:table-cell>
          <table:table-cell table:style-name="ce137" table:formula="of:=[.L33]" office:value-type="string" office:string-value="" calcext:value-type="error">
            <text:p>#VALUE!</text:p>
          </table:table-cell>
          <table:table-cell table:style-name="ce142" table:formula="of:=[.J54]" office:value-type="string" office:string-value="" calcext:value-type="error">
            <text:p>#VALUE!</text:p>
          </table:table-cell>
          <table:table-cell table:style-name="ce146" table:formula="of:=[.L54]" office:value-type="string" office:string-value="" calcext:value-type="error">
            <text:p>#VALUE!</text:p>
          </table:table-cell>
          <table:table-cell table:style-name="ce150" table:formula="of:=[.J75]" office:value-type="string" office:string-value="" calcext:value-type="error">
            <text:p>#VALUE!</text:p>
          </table:table-cell>
          <table:table-cell table:style-name="ce154" table:formula="of:=[.L75]" office:value-type="string" office:string-value="" calcext:value-type="error">
            <text:p>#VALUE!</text:p>
          </table:table-cell>
          <table:table-cell table:style-name="ce158" table:formula="of:=[.J96]" office:value-type="string" office:string-value="" calcext:value-type="error">
            <text:p>#VALUE!</text:p>
          </table:table-cell>
          <table:table-cell table:style-name="ce158" table:formula="of:=[.L96]" office:value-type="string" office:string-value="" calcext:value-type="error">
            <text:p>#VALUE!</text:p>
          </table:table-cell>
          <table:table-cell table:style-name="ce163" table:formula="of:=[.J117]" office:value-type="string" office:string-value="" calcext:value-type="error">
            <text:p>#VALUE!</text:p>
          </table:table-cell>
          <table:table-cell table:style-name="ce163" table:formula="of:=[.L117]" office:value-type="string" office:string-value="" calcext:value-type="error">
            <text:p>#VALUE!</text:p>
          </table:table-cell>
          <table:table-cell table:style-name="ce169" table:formula="of:=[.J138]" office:value-type="string" office:string-value="" calcext:value-type="error">
            <text:p>#VALUE!</text:p>
          </table:table-cell>
          <table:table-cell table:style-name="ce169" table:formula="of:=[.L138]" office:value-type="string" office:string-value="" calcext:value-type="error">
            <text:p>#VALUE!</text:p>
          </table:table-cell>
          <table:table-cell table:style-name="ce174" table:formula="of:=[.J159]" office:value-type="string" office:string-value="" calcext:value-type="error">
            <text:p>#VALUE!</text:p>
          </table:table-cell>
          <table:table-cell table:style-name="ce174" table:formula="of:=[.L159]" office:value-type="string" office:string-value="" calcext:value-type="error">
            <text:p>#VALUE!</text:p>
          </table:table-cell>
          <table:table-cell table:style-name="ce179" table:formula="of:=[.J180]" office:value-type="string" office:string-value="" calcext:value-type="error">
            <text:p>#VALUE!</text:p>
          </table:table-cell>
          <table:table-cell table:style-name="ce179" table:formula="of:=[.L180]" office:value-type="string" office:string-value="" calcext:value-type="error">
            <text:p>#VALUE!</text:p>
          </table:table-cell>
          <table:table-cell table:style-name="ce188" table:formula="of:=[.J201]" office:value-type="string" office:string-value="" calcext:value-type="error">
            <text:p>#VALUE!</text:p>
          </table:table-cell>
          <table:table-cell table:style-name="ce188" table:formula="of:=[.L201]" office:value-type="string" office:string-value="" calcext:value-type="error">
            <text:p>#VALUE!</text:p>
          </table:table-cell>
          <table:table-cell table:style-name="ce192" table:formula="of:=[.J222]" office:value-type="string" office:string-value="" calcext:value-type="error">
            <text:p>#VALUE!</text:p>
          </table:table-cell>
          <table:table-cell table:style-name="ce192" table:formula="of:=[.L222]" office:value-type="string" office:string-value="" calcext:value-type="error">
            <text:p>#VALUE!</text:p>
          </table:table-cell>
          <table:table-cell table:style-name="ce184" table:formula="of:=[.J243]" office:value-type="string" office:string-value="" calcext:value-type="error">
            <text:p>#VALUE!</text:p>
          </table:table-cell>
          <table:table-cell table:style-name="ce184" table:formula="of:=[.L243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3</text:p>
          </table:table-cell>
          <table:table-cell table:style-name="ce2" table:formula="of:=([.C31]+[.C52]+[.C73]+[.C94]+[.C115]+[.C136]+[.C157]+[.C178]+[.C199]+[.C220]+[.C241])/10" office:value-type="float" office:value="0" calcext:value-type="float">
            <text:p>0.0000</text:p>
          </table:table-cell>
          <table:table-cell table:style-name="ce2" table:formula="of:=([.D31]+[.D52]+[.D73]+[.D94]+[.D115]+[.D136]+[.D157]+[.D178]+[.D199]+[.D220]+[.D241])/10" office:value-type="float" office:value="0" calcext:value-type="float">
            <text:p>0.0000</text:p>
          </table:table-cell>
          <table:table-cell table:style-name="ce2" table:formula="of:=STDEV([.D31];[.D52];[.D73];[.D94];[.D115];[.D136];[.D157];[.D178];[.D199];[.D220])" office:value-type="string" office:string-value="" calcext:value-type="error">
            <text:p>#DIV/0!</text:p>
          </table:table-cell>
          <table:table-cell table:style-name="ce2" table:formula="of:=([.G31]+[.G52]+[.G73]+[.G94]+[.G115]+[.G136]+[.G157]+[.G178]+[.G199]+[.G220]+[.G241])/10" office:value-type="float" office:value="0" calcext:value-type="float">
            <text:p>0.0000</text:p>
          </table:table-cell>
          <table:table-cell table:style-name="ce2" table:formula="of:=([.H31]+[.H52]+[.H73]+[.H94]+[.H115]+[.H136]+[.H157]+[.H178]+[.H199]+[.H220]+[.H241])/10" office:value-type="float" office:value="0" calcext:value-type="float">
            <text:p>0.0000</text:p>
          </table:table-cell>
          <table:table-cell table:style-name="ce2" table:formula="of:=STDEV([.H31];[.H52];[.H73];[.H94];[.H115];[.H136];[.H157];[.H178];[.H199];[.H220])" office:value-type="string" office:string-value="" calcext:value-type="error">
            <text:p>#DIV/0!</text:p>
          </table:table-cell>
          <table:table-cell table:style-name="ce42"/>
          <table:table-cell table:style-name="ce131" table:formula="of:=[.J34]" office:value-type="string" office:string-value="" calcext:value-type="error">
            <text:p>#VALUE!</text:p>
          </table:table-cell>
          <table:table-cell table:style-name="ce137" table:formula="of:=[.L34]" office:value-type="string" office:string-value="" calcext:value-type="error">
            <text:p>#VALUE!</text:p>
          </table:table-cell>
          <table:table-cell table:style-name="ce142" table:formula="of:=[.J55]" office:value-type="string" office:string-value="" calcext:value-type="error">
            <text:p>#VALUE!</text:p>
          </table:table-cell>
          <table:table-cell table:style-name="ce146" table:formula="of:=[.L55]" office:value-type="string" office:string-value="" calcext:value-type="error">
            <text:p>#VALUE!</text:p>
          </table:table-cell>
          <table:table-cell table:style-name="ce150" table:formula="of:=[.J76]" office:value-type="string" office:string-value="" calcext:value-type="error">
            <text:p>#VALUE!</text:p>
          </table:table-cell>
          <table:table-cell table:style-name="ce154" table:formula="of:=[.L76]" office:value-type="string" office:string-value="" calcext:value-type="error">
            <text:p>#VALUE!</text:p>
          </table:table-cell>
          <table:table-cell table:style-name="ce158" table:formula="of:=[.J97]" office:value-type="string" office:string-value="" calcext:value-type="error">
            <text:p>#VALUE!</text:p>
          </table:table-cell>
          <table:table-cell table:style-name="ce158" table:formula="of:=[.L97]" office:value-type="string" office:string-value="" calcext:value-type="error">
            <text:p>#VALUE!</text:p>
          </table:table-cell>
          <table:table-cell table:style-name="ce163" table:formula="of:=[.J118]" office:value-type="string" office:string-value="" calcext:value-type="error">
            <text:p>#VALUE!</text:p>
          </table:table-cell>
          <table:table-cell table:style-name="ce163" table:formula="of:=[.L118]" office:value-type="string" office:string-value="" calcext:value-type="error">
            <text:p>#VALUE!</text:p>
          </table:table-cell>
          <table:table-cell table:style-name="ce169" table:formula="of:=[.J139]" office:value-type="string" office:string-value="" calcext:value-type="error">
            <text:p>#VALUE!</text:p>
          </table:table-cell>
          <table:table-cell table:style-name="ce169" table:formula="of:=[.L139]" office:value-type="string" office:string-value="" calcext:value-type="error">
            <text:p>#VALUE!</text:p>
          </table:table-cell>
          <table:table-cell table:style-name="ce174" table:formula="of:=[.J160]" office:value-type="string" office:string-value="" calcext:value-type="error">
            <text:p>#VALUE!</text:p>
          </table:table-cell>
          <table:table-cell table:style-name="ce174" table:formula="of:=[.L160]" office:value-type="string" office:string-value="" calcext:value-type="error">
            <text:p>#VALUE!</text:p>
          </table:table-cell>
          <table:table-cell table:style-name="ce179" table:formula="of:=[.J181]" office:value-type="string" office:string-value="" calcext:value-type="error">
            <text:p>#VALUE!</text:p>
          </table:table-cell>
          <table:table-cell table:style-name="ce179" table:formula="of:=[.L181]" office:value-type="string" office:string-value="" calcext:value-type="error">
            <text:p>#VALUE!</text:p>
          </table:table-cell>
          <table:table-cell table:style-name="ce188" table:formula="of:=[.J202]" office:value-type="string" office:string-value="" calcext:value-type="error">
            <text:p>#VALUE!</text:p>
          </table:table-cell>
          <table:table-cell table:style-name="ce188" table:formula="of:=[.L202]" office:value-type="string" office:string-value="" calcext:value-type="error">
            <text:p>#VALUE!</text:p>
          </table:table-cell>
          <table:table-cell table:style-name="ce192" table:formula="of:=[.J223]" office:value-type="string" office:string-value="" calcext:value-type="error">
            <text:p>#VALUE!</text:p>
          </table:table-cell>
          <table:table-cell table:style-name="ce192" table:formula="of:=[.L223]" office:value-type="string" office:string-value="" calcext:value-type="error">
            <text:p>#VALUE!</text:p>
          </table:table-cell>
          <table:table-cell table:style-name="ce184" table:formula="of:=[.J244]" office:value-type="string" office:string-value="" calcext:value-type="error">
            <text:p>#VALUE!</text:p>
          </table:table-cell>
          <table:table-cell table:style-name="ce184" table:formula="of:=[.L244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z</text:p>
          </table:table-cell>
          <table:table-cell table:style-name="ce2" table:formula="of:=([.C32]+[.C53]+[.C74]+[.C95]+[.C116]+[.C137]+[.C158]+[.C179]+[.C200]+[.C221]+[.C242])/10" office:value-type="float" office:value="0" calcext:value-type="float">
            <text:p>0.0000</text:p>
          </table:table-cell>
          <table:table-cell table:style-name="ce2" table:formula="of:=([.D32]+[.D53]+[.D74]+[.D95]+[.D116]+[.D137]+[.D158]+[.D179]+[.D200]+[.D221]+[.D242])/10" office:value-type="float" office:value="0" calcext:value-type="float">
            <text:p>0.0000</text:p>
          </table:table-cell>
          <table:table-cell table:style-name="ce2" table:formula="of:=STDEV([.D32];[.D53];[.D74];[.D95];[.D116];[.D137];[.D158];[.D179];[.D200];[.D221])" office:value-type="string" office:string-value="" calcext:value-type="error">
            <text:p>#DIV/0!</text:p>
          </table:table-cell>
          <table:table-cell table:style-name="ce2" table:formula="of:=([.G32]+[.G53]+[.G74]+[.G95]+[.G116]+[.G137]+[.G158]+[.G179]+[.G200]+[.G221]+[.G242])/10" office:value-type="float" office:value="0" calcext:value-type="float">
            <text:p>0.0000</text:p>
          </table:table-cell>
          <table:table-cell table:style-name="ce2" table:formula="of:=([.H32]+[.H53]+[.H74]+[.H95]+[.H116]+[.H137]+[.H158]+[.H179]+[.H200]+[.H221]+[.H242])/10" office:value-type="float" office:value="0" calcext:value-type="float">
            <text:p>0.0000</text:p>
          </table:table-cell>
          <table:table-cell table:style-name="ce2" table:formula="of:=STDEV([.H32];[.H53];[.H74];[.H95];[.H116];[.H137];[.H158];[.H179];[.H200];[.H221])" office:value-type="string" office:string-value="" calcext:value-type="error">
            <text:p>#DIV/0!</text:p>
          </table:table-cell>
          <table:table-cell table:style-name="ce42"/>
          <table:table-cell table:style-name="ce131" table:formula="of:=[.J35]" office:value-type="string" office:string-value="" calcext:value-type="error">
            <text:p>#VALUE!</text:p>
          </table:table-cell>
          <table:table-cell table:style-name="ce137" table:formula="of:=[.L35]" office:value-type="string" office:string-value="" calcext:value-type="error">
            <text:p>#VALUE!</text:p>
          </table:table-cell>
          <table:table-cell table:style-name="ce142" table:formula="of:=[.J56]" office:value-type="string" office:string-value="" calcext:value-type="error">
            <text:p>#VALUE!</text:p>
          </table:table-cell>
          <table:table-cell table:style-name="ce146" table:formula="of:=[.L56]" office:value-type="string" office:string-value="" calcext:value-type="error">
            <text:p>#VALUE!</text:p>
          </table:table-cell>
          <table:table-cell table:style-name="ce150" table:formula="of:=[.J77]" office:value-type="string" office:string-value="" calcext:value-type="error">
            <text:p>#VALUE!</text:p>
          </table:table-cell>
          <table:table-cell table:style-name="ce154" table:formula="of:=[.L77]" office:value-type="string" office:string-value="" calcext:value-type="error">
            <text:p>#VALUE!</text:p>
          </table:table-cell>
          <table:table-cell table:style-name="ce158" table:formula="of:=[.J98]" office:value-type="string" office:string-value="" calcext:value-type="error">
            <text:p>#VALUE!</text:p>
          </table:table-cell>
          <table:table-cell table:style-name="ce158" table:formula="of:=[.L98]" office:value-type="string" office:string-value="" calcext:value-type="error">
            <text:p>#VALUE!</text:p>
          </table:table-cell>
          <table:table-cell table:style-name="ce163" table:formula="of:=[.J119]" office:value-type="string" office:string-value="" calcext:value-type="error">
            <text:p>#VALUE!</text:p>
          </table:table-cell>
          <table:table-cell table:style-name="ce163" table:formula="of:=[.L119]" office:value-type="string" office:string-value="" calcext:value-type="error">
            <text:p>#VALUE!</text:p>
          </table:table-cell>
          <table:table-cell table:style-name="ce169" table:formula="of:=[.J140]" office:value-type="string" office:string-value="" calcext:value-type="error">
            <text:p>#VALUE!</text:p>
          </table:table-cell>
          <table:table-cell table:style-name="ce169" table:formula="of:=[.L140]" office:value-type="string" office:string-value="" calcext:value-type="error">
            <text:p>#VALUE!</text:p>
          </table:table-cell>
          <table:table-cell table:style-name="ce174" table:formula="of:=[.J161]" office:value-type="string" office:string-value="" calcext:value-type="error">
            <text:p>#VALUE!</text:p>
          </table:table-cell>
          <table:table-cell table:style-name="ce174" table:formula="of:=[.L161]" office:value-type="string" office:string-value="" calcext:value-type="error">
            <text:p>#VALUE!</text:p>
          </table:table-cell>
          <table:table-cell table:style-name="ce179" table:formula="of:=[.J182]" office:value-type="string" office:string-value="" calcext:value-type="error">
            <text:p>#VALUE!</text:p>
          </table:table-cell>
          <table:table-cell table:style-name="ce179" table:formula="of:=[.L182]" office:value-type="string" office:string-value="" calcext:value-type="error">
            <text:p>#VALUE!</text:p>
          </table:table-cell>
          <table:table-cell table:style-name="ce188" table:formula="of:=[.J203]" office:value-type="string" office:string-value="" calcext:value-type="error">
            <text:p>#VALUE!</text:p>
          </table:table-cell>
          <table:table-cell table:style-name="ce188" table:formula="of:=[.L203]" office:value-type="string" office:string-value="" calcext:value-type="error">
            <text:p>#VALUE!</text:p>
          </table:table-cell>
          <table:table-cell table:style-name="ce192" table:formula="of:=[.J224]" office:value-type="string" office:string-value="" calcext:value-type="error">
            <text:p>#VALUE!</text:p>
          </table:table-cell>
          <table:table-cell table:style-name="ce192" table:formula="of:=[.L224]" office:value-type="string" office:string-value="" calcext:value-type="error">
            <text:p>#VALUE!</text:p>
          </table:table-cell>
          <table:table-cell table:style-name="ce184" table:formula="of:=[.J245]" office:value-type="string" office:string-value="" calcext:value-type="error">
            <text:p>#VALUE!</text:p>
          </table:table-cell>
          <table:table-cell table:style-name="ce184" table:formula="of:=[.L245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4</text:p>
          </table:table-cell>
          <table:table-cell table:style-name="ce2" table:formula="of:=([.C33]+[.C54]+[.C75]+[.C96]+[.C117]+[.C138]+[.C159]+[.C180]+[.C201]+[.C222]+[.C243])/10" office:value-type="float" office:value="0" calcext:value-type="float">
            <text:p>0.0000</text:p>
          </table:table-cell>
          <table:table-cell table:style-name="ce2" table:formula="of:=([.D33]+[.D54]+[.D75]+[.D96]+[.D117]+[.D138]+[.D159]+[.D180]+[.D201]+[.D222]+[.D243])/10" office:value-type="float" office:value="0" calcext:value-type="float">
            <text:p>0.0000</text:p>
          </table:table-cell>
          <table:table-cell table:style-name="ce2" table:formula="of:=STDEV([.D33];[.D54];[.D75];[.D96];[.D117];[.D138];[.D159];[.D180];[.D201];[.D222])" office:value-type="string" office:string-value="" calcext:value-type="error">
            <text:p>#DIV/0!</text:p>
          </table:table-cell>
          <table:table-cell table:style-name="ce2" table:formula="of:=([.G33]+[.G54]+[.G75]+[.G96]+[.G117]+[.G138]+[.G159]+[.G180]+[.G201]+[.G222]+[.G243])/10" office:value-type="float" office:value="0" calcext:value-type="float">
            <text:p>0.0000</text:p>
          </table:table-cell>
          <table:table-cell table:style-name="ce2" table:formula="of:=([.H33]+[.H54]+[.H75]+[.H96]+[.H117]+[.H138]+[.H159]+[.H180]+[.H201]+[.H222]+[.H243])/10" office:value-type="float" office:value="0" calcext:value-type="float">
            <text:p>0.0000</text:p>
          </table:table-cell>
          <table:table-cell table:style-name="ce2" table:formula="of:=STDEV([.H33];[.H54];[.H75];[.H96];[.H117];[.H138];[.H159];[.H180];[.H201];[.H222])" office:value-type="string" office:string-value="" calcext:value-type="error">
            <text:p>#DIV/0!</text:p>
          </table:table-cell>
          <table:table-cell table:style-name="ce42"/>
          <table:table-cell table:style-name="ce48"/>
          <table:table-cell table:style-name="ce117"/>
          <table:table-cell table:style-name="ce34"/>
          <table:table-cell table:style-name="ce144"/>
          <table:table-cell table:style-name="ce65"/>
          <table:table-cell table:style-name="ce149"/>
          <table:table-cell table:style-name="ce159" table:number-columns-repeated="2"/>
          <table:table-cell table:style-name="ce165" table:number-columns-repeated="2"/>
          <table:table-cell table:style-name="ce170" table:number-columns-repeated="2"/>
          <table:table-cell table:style-name="ce175" table:number-columns-repeated="2"/>
          <table:table-cell table:style-name="ce181" table:number-columns-repeated="2"/>
          <table:table-cell table:style-name="ce189" table:number-columns-repeated="2"/>
          <table:table-cell table:style-name="ce193" table:number-columns-repeated="2"/>
          <table:table-cell table:style-name="ce197" table:number-columns-repeated="2"/>
          <table:table-cell table:number-columns-repeated="993"/>
        </table:table-row>
        <table:table-row table:style-name="ro1">
          <table:covered-table-cell table:style-name="ce58"/>
          <table:table-cell table:style-name="ce2" office:value-type="string" calcext:value-type="string">
            <text:p>F8</text:p>
          </table:table-cell>
          <table:table-cell table:style-name="ce2" table:formula="of:=([.C34]+[.C55]+[.C76]+[.C97]+[.C118]+[.C139]+[.C160]+[.C181]+[.C202]+[.C223]+[.C244])/10" office:value-type="float" office:value="0" calcext:value-type="float">
            <text:p>0.0000</text:p>
          </table:table-cell>
          <table:table-cell table:style-name="ce2" table:formula="of:=([.D34]+[.D55]+[.D76]+[.D97]+[.D118]+[.D139]+[.D160]+[.D181]+[.D202]+[.D223]+[.D244])/10" office:value-type="float" office:value="0" calcext:value-type="float">
            <text:p>0.0000</text:p>
          </table:table-cell>
          <table:table-cell table:style-name="ce2" table:formula="of:=STDEV([.D34];[.D55];[.D76];[.D97];[.D118];[.D139];[.D160];[.D181];[.D202];[.D223])" office:value-type="string" office:string-value="" calcext:value-type="error">
            <text:p>#DIV/0!</text:p>
          </table:table-cell>
          <table:table-cell table:style-name="ce2" table:formula="of:=([.G34]+[.G55]+[.G76]+[.G97]+[.G118]+[.G139]+[.G160]+[.G181]+[.G202]+[.G223]+[.G244])/10" office:value-type="float" office:value="0" calcext:value-type="float">
            <text:p>0.0000</text:p>
          </table:table-cell>
          <table:table-cell table:style-name="ce2" table:formula="of:=([.H34]+[.H55]+[.H76]+[.H97]+[.H118]+[.H139]+[.H160]+[.H181]+[.H202]+[.H223]+[.H244])/10" office:value-type="float" office:value="0" calcext:value-type="float">
            <text:p>0.0000</text:p>
          </table:table-cell>
          <table:table-cell table:style-name="ce2" table:formula="of:=STDEV([.H34];[.H55];[.H76];[.H97];[.H118];[.H139];[.H160];[.H181];[.H202];[.H223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T7</text:p>
          </table:table-cell>
          <table:table-cell table:style-name="ce2" table:formula="of:=([.C35]+[.C56]+[.C77]+[.C98]+[.C119]+[.C140]+[.C161]+[.C182]+[.C203]+[.C224]+[.C245])/10" office:value-type="float" office:value="0" calcext:value-type="float">
            <text:p>0.0000</text:p>
          </table:table-cell>
          <table:table-cell table:style-name="ce2" table:formula="of:=([.D35]+[.D56]+[.D77]+[.D98]+[.D119]+[.D140]+[.D161]+[.D182]+[.D203]+[.D224]+[.D245])/10" office:value-type="float" office:value="0" calcext:value-type="float">
            <text:p>0.0000</text:p>
          </table:table-cell>
          <table:table-cell table:style-name="ce2" table:formula="of:=STDEV([.D35];[.D56];[.D77];[.D98];[.D119];[.D140];[.D161];[.D182];[.D203];[.D224])" office:value-type="string" office:string-value="" calcext:value-type="error">
            <text:p>#DIV/0!</text:p>
          </table:table-cell>
          <table:table-cell table:style-name="ce2" table:formula="of:=([.G35]+[.G56]+[.G77]+[.G98]+[.G119]+[.G140]+[.G161]+[.G182]+[.G203]+[.G224]+[.G245])/10" office:value-type="float" office:value="0" calcext:value-type="float">
            <text:p>0.0000</text:p>
          </table:table-cell>
          <table:table-cell table:style-name="ce2" table:formula="of:=([.H35]+[.H56]+[.H77]+[.H98]+[.H119]+[.H140]+[.H161]+[.H182]+[.H203]+[.H224]+[.H245])/10" office:value-type="float" office:value="0" calcext:value-type="float">
            <text:p>0.0000</text:p>
          </table:table-cell>
          <table:table-cell table:style-name="ce2" table:formula="of:=STDEV([.H35];[.H56];[.H77];[.H98];[.H119];[.H140];[.H161];[.H182];[.H203];[.H224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C3</text:p>
          </table:table-cell>
          <table:table-cell table:style-name="ce2" table:formula="of:=([.C36]+[.C57]+[.C78]+[.C99]+[.C120]+[.C141]+[.C162]+[.C183]+[.C204]+[.C225]+[.C246])/10" office:value-type="float" office:value="0" calcext:value-type="float">
            <text:p>0.0000</text:p>
          </table:table-cell>
          <table:table-cell table:style-name="ce2" table:formula="of:=([.D36]+[.D57]+[.D78]+[.D99]+[.D120]+[.D141]+[.D162]+[.D183]+[.D204]+[.D225]+[.D246])/10" office:value-type="float" office:value="0" calcext:value-type="float">
            <text:p>0.0000</text:p>
          </table:table-cell>
          <table:table-cell table:style-name="ce2" table:formula="of:=STDEV([.D36];[.D57];[.D78];[.D99];[.D120];[.D141];[.D162];[.D183];[.D204];[.D225])" office:value-type="string" office:string-value="" calcext:value-type="error">
            <text:p>#DIV/0!</text:p>
          </table:table-cell>
          <table:table-cell table:style-name="ce2" table:formula="of:=([.G36]+[.G57]+[.G78]+[.G99]+[.G120]+[.G141]+[.G162]+[.G183]+[.G204]+[.G225]+[.G246])/10" office:value-type="float" office:value="0" calcext:value-type="float">
            <text:p>0.0000</text:p>
          </table:table-cell>
          <table:table-cell table:style-name="ce2" table:formula="of:=([.H36]+[.H57]+[.H78]+[.H99]+[.H120]+[.H141]+[.H162]+[.H183]+[.H204]+[.H225]+[.H246])/10" office:value-type="float" office:value="0" calcext:value-type="float">
            <text:p>0.0000</text:p>
          </table:table-cell>
          <table:table-cell table:style-name="ce2" table:formula="of:=STDEV([.H36];[.H57];[.H78];[.H99];[.H120];[.H141];[.H162];[.H183];[.H204];[.H225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Cz</text:p>
          </table:table-cell>
          <table:table-cell table:style-name="ce2" table:formula="of:=([.C37]+[.C58]+[.C79]+[.C100]+[.C121]+[.C142]+[.C163]+[.C184]+[.C205]+[.C226]+[.C247])/10" office:value-type="float" office:value="0" calcext:value-type="float">
            <text:p>0.0000</text:p>
          </table:table-cell>
          <table:table-cell table:style-name="ce2" table:formula="of:=([.D37]+[.D58]+[.D79]+[.D100]+[.D121]+[.D142]+[.D163]+[.D184]+[.D205]+[.D226]+[.D247])/10" office:value-type="float" office:value="0" calcext:value-type="float">
            <text:p>0.0000</text:p>
          </table:table-cell>
          <table:table-cell table:style-name="ce2" table:formula="of:=STDEV([.D37];[.D58];[.D79];[.D100];[.D121];[.D142];[.D163];[.D184];[.D205];[.D226])" office:value-type="string" office:string-value="" calcext:value-type="error">
            <text:p>#DIV/0!</text:p>
          </table:table-cell>
          <table:table-cell table:style-name="ce2" table:formula="of:=([.G37]+[.G58]+[.G79]+[.G100]+[.G121]+[.G142]+[.G163]+[.G184]+[.G205]+[.G226]+[.G247])/10" office:value-type="float" office:value="0" calcext:value-type="float">
            <text:p>0.0000</text:p>
          </table:table-cell>
          <table:table-cell table:style-name="ce2" table:formula="of:=([.H37]+[.H58]+[.H79]+[.H100]+[.H121]+[.H142]+[.H163]+[.H184]+[.H205]+[.H226]+[.H247])/10" office:value-type="float" office:value="0" calcext:value-type="float">
            <text:p>0.0000</text:p>
          </table:table-cell>
          <table:table-cell table:style-name="ce2" table:formula="of:=STDEV([.H37];[.H58];[.H79];[.H100];[.H121];[.H142];[.H163];[.H184];[.H205];[.H226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C4</text:p>
          </table:table-cell>
          <table:table-cell table:style-name="ce2" table:formula="of:=([.C38]+[.C59]+[.C80]+[.C101]+[.C122]+[.C143]+[.C164]+[.C185]+[.C206]+[.C227]+[.C248])/10" office:value-type="float" office:value="0" calcext:value-type="float">
            <text:p>0.0000</text:p>
          </table:table-cell>
          <table:table-cell table:style-name="ce2" table:formula="of:=([.D38]+[.D59]+[.D80]+[.D101]+[.D122]+[.D143]+[.D164]+[.D185]+[.D206]+[.D227]+[.D248])/10" office:value-type="float" office:value="0" calcext:value-type="float">
            <text:p>0.0000</text:p>
          </table:table-cell>
          <table:table-cell table:style-name="ce2" table:formula="of:=STDEV([.D38];[.D59];[.D80];[.D101];[.D122];[.D143];[.D164];[.D185];[.D206];[.D227])" office:value-type="string" office:string-value="" calcext:value-type="error">
            <text:p>#DIV/0!</text:p>
          </table:table-cell>
          <table:table-cell table:style-name="ce2" table:formula="of:=([.G38]+[.G59]+[.G80]+[.G101]+[.G122]+[.G143]+[.G164]+[.G185]+[.G206]+[.G227]+[.G248])/10" office:value-type="float" office:value="0" calcext:value-type="float">
            <text:p>0.0000</text:p>
          </table:table-cell>
          <table:table-cell table:style-name="ce2" table:formula="of:=([.H38]+[.H59]+[.H80]+[.H101]+[.H122]+[.H143]+[.H164]+[.H185]+[.H206]+[.H227]+[.H248])/10" office:value-type="float" office:value="0" calcext:value-type="float">
            <text:p>0.0000</text:p>
          </table:table-cell>
          <table:table-cell table:style-name="ce2" table:formula="of:=STDEV([.H38];[.H59];[.H80];[.H101];[.H122];[.H143];[.H164];[.H185];[.H206];[.H227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T8</text:p>
          </table:table-cell>
          <table:table-cell table:style-name="ce2" table:formula="of:=([.C39]+[.C60]+[.C81]+[.C102]+[.C123]+[.C144]+[.C165]+[.C186]+[.C207]+[.C228]+[.C249])/10" office:value-type="float" office:value="0" calcext:value-type="float">
            <text:p>0.0000</text:p>
          </table:table-cell>
          <table:table-cell table:style-name="ce2" table:formula="of:=([.D39]+[.D60]+[.D81]+[.D102]+[.D123]+[.D144]+[.D165]+[.D186]+[.D207]+[.D228]+[.D249])/10" office:value-type="float" office:value="0" calcext:value-type="float">
            <text:p>0.0000</text:p>
          </table:table-cell>
          <table:table-cell table:style-name="ce2" table:formula="of:=STDEV([.D39];[.D60];[.D81];[.D102];[.D123];[.D144];[.D165];[.D186];[.D207];[.D228])" office:value-type="string" office:string-value="" calcext:value-type="error">
            <text:p>#DIV/0!</text:p>
          </table:table-cell>
          <table:table-cell table:style-name="ce2" table:formula="of:=([.G39]+[.G60]+[.G81]+[.G102]+[.G123]+[.G144]+[.G165]+[.G186]+[.G207]+[.G228]+[.G249])/10" office:value-type="float" office:value="0" calcext:value-type="float">
            <text:p>0.0000</text:p>
          </table:table-cell>
          <table:table-cell table:style-name="ce2" table:formula="of:=([.H39]+[.H60]+[.H81]+[.H102]+[.H123]+[.H144]+[.H165]+[.H186]+[.H207]+[.H228]+[.H249])/10" office:value-type="float" office:value="0" calcext:value-type="float">
            <text:p>0.0000</text:p>
          </table:table-cell>
          <table:table-cell table:style-name="ce2" table:formula="of:=STDEV([.H39];[.H60];[.H81];[.H102];[.H123];[.H144];[.H165];[.H186];[.H207];[.H228])" office:value-type="string" office:string-value="" calcext:value-type="error">
            <text:p>#DIV/0!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58"/>
          <table:table-cell table:style-name="ce2" office:value-type="string" calcext:value-type="string">
            <text:p>P7</text:p>
          </table:table-cell>
          <table:table-cell table:style-name="ce2" table:formula="of:=([.C40]+[.C61]+[.C82]+[.C103]+[.C124]+[.C145]+[.C166]+[.C187]+[.C208]+[.C229]+[.C250])/10" office:value-type="float" office:value="0" calcext:value-type="float">
            <text:p>0.0000</text:p>
          </table:table-cell>
          <table:table-cell table:style-name="ce2" table:formula="of:=([.D40]+[.D61]+[.D82]+[.D103]+[.D124]+[.D145]+[.D166]+[.D187]+[.D208]+[.D229]+[.D250])/10" office:value-type="float" office:value="0" calcext:value-type="float">
            <text:p>0.0000</text:p>
          </table:table-cell>
          <table:table-cell table:style-name="ce2" table:formula="of:=STDEV([.D40];[.D61];[.D82];[.D103];[.D124];[.D145];[.D166];[.D187];[.D208];[.D229])" office:value-type="string" office:string-value="" calcext:value-type="error">
            <text:p>#DIV/0!</text:p>
          </table:table-cell>
          <table:table-cell table:style-name="ce2" table:formula="of:=([.G40]+[.G61]+[.G82]+[.G103]+[.G124]+[.G145]+[.G166]+[.G187]+[.G208]+[.G229]+[.G250])/10" office:value-type="float" office:value="0" calcext:value-type="float">
            <text:p>0.0000</text:p>
          </table:table-cell>
          <table:table-cell table:style-name="ce2" table:formula="of:=([.H40]+[.H61]+[.H82]+[.H103]+[.H124]+[.H145]+[.H166]+[.H187]+[.H208]+[.H229]+[.H250])/10" office:value-type="float" office:value="0" calcext:value-type="float">
            <text:p>0.0000</text:p>
          </table:table-cell>
          <table:table-cell table:style-name="ce2" table:formula="of:=STDEV([.H40];[.H61];[.H82];[.H103];[.H124];[.H145];[.H166];[.H187];[.H208];[.H229])" office:value-type="string" office:string-value="" calcext:value-type="error">
            <text:p>#DIV/0!</text:p>
          </table:table-cell>
          <table:table-cell table:style-name="ce43"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58"/>
          <table:table-cell table:style-name="ce2" office:value-type="string" calcext:value-type="string">
            <text:p>P3</text:p>
          </table:table-cell>
          <table:table-cell table:style-name="ce2" table:formula="of:=([.C41]+[.C62]+[.C83]+[.C104]+[.C125]+[.C146]+[.C167]+[.C188]+[.C209]+[.C230]+[.C251])/10" office:value-type="float" office:value="0" calcext:value-type="float">
            <text:p>0.0000</text:p>
          </table:table-cell>
          <table:table-cell table:style-name="ce2" table:formula="of:=([.D41]+[.D62]+[.D83]+[.D104]+[.D125]+[.D146]+[.D167]+[.D188]+[.D209]+[.D230]+[.D251])/10" office:value-type="float" office:value="0" calcext:value-type="float">
            <text:p>0.0000</text:p>
          </table:table-cell>
          <table:table-cell table:style-name="ce2" table:formula="of:=STDEV([.D41];[.D62];[.D83];[.D104];[.D125];[.D146];[.D167];[.D188];[.D209];[.D230])" office:value-type="string" office:string-value="" calcext:value-type="error">
            <text:p>#DIV/0!</text:p>
          </table:table-cell>
          <table:table-cell table:style-name="ce2" table:formula="of:=([.G41]+[.G62]+[.G83]+[.G104]+[.G125]+[.G146]+[.G167]+[.G188]+[.G209]+[.G230]+[.G251])/10" office:value-type="float" office:value="0" calcext:value-type="float">
            <text:p>0.0000</text:p>
          </table:table-cell>
          <table:table-cell table:style-name="ce2" table:formula="of:=([.H41]+[.H62]+[.H83]+[.H104]+[.H125]+[.H146]+[.H167]+[.H188]+[.H209]+[.H230]+[.H251])/10" office:value-type="float" office:value="0" calcext:value-type="float">
            <text:p>0.0000</text:p>
          </table:table-cell>
          <table:table-cell table:style-name="ce2" table:formula="of:=STDEV([.H41];[.H62];[.H83];[.H104];[.H125];[.H146];[.H167];[.H188];[.H209];[.H230])" office:value-type="string" office:string-value="" calcext:value-type="error">
            <text:p>#DIV/0!</text:p>
          </table:table-cell>
          <table:table-cell table:style-name="ce43"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58"/>
          <table:table-cell table:style-name="ce2" office:value-type="string" calcext:value-type="string">
            <text:p>Pz</text:p>
          </table:table-cell>
          <table:table-cell table:style-name="ce2" table:formula="of:=([.C42]+[.C63]+[.C84]+[.C105]+[.C126]+[.C147]+[.C168]+[.C189]+[.C210]+[.C231]+[.C252])/10" office:value-type="float" office:value="0" calcext:value-type="float">
            <text:p>0.0000</text:p>
          </table:table-cell>
          <table:table-cell table:style-name="ce2" table:formula="of:=([.D42]+[.D63]+[.D84]+[.D105]+[.D126]+[.D147]+[.D168]+[.D189]+[.D210]+[.D231]+[.D252])/10" office:value-type="float" office:value="0" calcext:value-type="float">
            <text:p>0.0000</text:p>
          </table:table-cell>
          <table:table-cell table:style-name="ce2" table:formula="of:=STDEV([.D42];[.D63];[.D84];[.D105];[.D126];[.D147];[.D168];[.D189];[.D210];[.D231])" office:value-type="string" office:string-value="" calcext:value-type="error">
            <text:p>#DIV/0!</text:p>
          </table:table-cell>
          <table:table-cell table:style-name="ce2" table:formula="of:=([.G42]+[.G63]+[.G84]+[.G105]+[.G126]+[.G147]+[.G168]+[.G189]+[.G210]+[.G231]+[.G252])/10" office:value-type="float" office:value="0" calcext:value-type="float">
            <text:p>0.0000</text:p>
          </table:table-cell>
          <table:table-cell table:style-name="ce2" table:formula="of:=([.H42]+[.H63]+[.H84]+[.H105]+[.H126]+[.H147]+[.H168]+[.H189]+[.H210]+[.H231]+[.H252])/10" office:value-type="float" office:value="0" calcext:value-type="float">
            <text:p>0.0000</text:p>
          </table:table-cell>
          <table:table-cell table:style-name="ce2" table:formula="of:=STDEV([.H42];[.H63];[.H84];[.H105];[.H126];[.H147];[.H168];[.H189];[.H210];[.H231])" office:value-type="string" office:string-value="" calcext:value-type="error">
            <text:p>#DIV/0!</text:p>
          </table:table-cell>
          <table:table-cell table:style-name="ce43"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58"/>
          <table:table-cell table:style-name="ce2" office:value-type="string" calcext:value-type="string">
            <text:p>P4</text:p>
          </table:table-cell>
          <table:table-cell table:style-name="ce2" table:formula="of:=([.C43]+[.C64]+[.C85]+[.C106]+[.C127]+[.C148]+[.C169]+[.C190]+[.C211]+[.C232]+[.C253])/10" office:value-type="float" office:value="0" calcext:value-type="float">
            <text:p>0.0000</text:p>
          </table:table-cell>
          <table:table-cell table:style-name="ce2" table:formula="of:=([.D43]+[.D64]+[.D85]+[.D106]+[.D127]+[.D148]+[.D169]+[.D190]+[.D211]+[.D232]+[.D253])/10" office:value-type="float" office:value="0" calcext:value-type="float">
            <text:p>0.0000</text:p>
          </table:table-cell>
          <table:table-cell table:style-name="ce2" table:formula="of:=STDEV([.D43];[.D64];[.D85];[.D106];[.D127];[.D148];[.D169];[.D190];[.D211];[.D232])" office:value-type="string" office:string-value="" calcext:value-type="error">
            <text:p>#DIV/0!</text:p>
          </table:table-cell>
          <table:table-cell table:style-name="ce2" table:formula="of:=([.G43]+[.G64]+[.G85]+[.G106]+[.G127]+[.G148]+[.G169]+[.G190]+[.G211]+[.G232]+[.G253])/10" office:value-type="float" office:value="0" calcext:value-type="float">
            <text:p>0.0000</text:p>
          </table:table-cell>
          <table:table-cell table:style-name="ce2" table:formula="of:=([.H43]+[.H64]+[.H85]+[.H106]+[.H127]+[.H148]+[.H169]+[.H190]+[.H211]+[.H232]+[.H253])/10" office:value-type="float" office:value="0" calcext:value-type="float">
            <text:p>0.0000</text:p>
          </table:table-cell>
          <table:table-cell table:style-name="ce2" table:formula="of:=STDEV([.H43];[.H64];[.H85];[.H106];[.H127];[.H148];[.H169];[.H190];[.H211];[.H232])" office:value-type="string" office:string-value="" calcext:value-type="error">
            <text:p>#DIV/0!</text:p>
          </table:table-cell>
          <table:table-cell table:style-name="ce43"/>
          <table:table-cell table:style-name="ce28" table:formula="of:=INDEX([.$B$3:.$B$22];MATCH(LARGE(INDIRECT([.P18]);INDEX([.O18]));INDIRECT([.P18]);0);1)" office:value-type="string" office:string-value="Fp1" calcext:value-type="string">
            <text:p>Fp1</text:p>
          </table:table-cell>
          <table:table-cell table:style-name="ce91" table:formula="of:=INDEX(INDIRECT([.P18]);MATCH(LARGE(INDIRECT([.P18]);INDEX([.O18]));INDIRECT([.P18]);0);1)" office:value-type="float" office:value="0" calcext:value-type="float">
            <text:p>0.0000</text:p>
          </table:table-cell>
          <table:table-cell table:style-name="ce95" table:formula="of:=INDEX([.$B$3:.$B$22];MATCH(LARGE(INDIRECT([.Q18]);INDEX([.O18]));INDIRECT([.Q18]);0);1)" office:value-type="string" office:string-value="Fp1" calcext:value-type="string">
            <text:p>Fp1</text:p>
          </table:table-cell>
          <table:table-cell table:formula="of:=INDEX(INDIRECT([.Q18]);MATCH(LARGE(INDIRECT([.Q18]);INDEX([.O18]));INDIRECT([.Q18]);0);1)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/>
          <table:table-cell office:value-type="string" calcext:value-type="string">
            <text:p>Fz</text:p>
          </table:table-cell>
          <table:table-cell office:value-type="float" office:value="0.981407719435736" calcext:value-type="float">
            <text:p>0.9814</text:p>
          </table:table-cell>
          <table:table-cell office:value-type="string" calcext:value-type="string">
            <text:p>F8</text:p>
          </table:table-cell>
          <table:table-cell office:value-type="float" office:value="0.975132481296758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58"/>
          <table:table-cell table:style-name="ce2" office:value-type="string" calcext:value-type="string">
            <text:p>P8</text:p>
          </table:table-cell>
          <table:table-cell table:style-name="ce2" table:formula="of:=([.C44]+[.C65]+[.C86]+[.C107]+[.C128]+[.C149]+[.C170]+[.C191]+[.C212]+[.C233]+[.C254])/10" office:value-type="float" office:value="0" calcext:value-type="float">
            <text:p>0.0000</text:p>
          </table:table-cell>
          <table:table-cell table:style-name="ce2" table:formula="of:=([.D44]+[.D65]+[.D86]+[.D107]+[.D128]+[.D149]+[.D170]+[.D191]+[.D212]+[.D233]+[.D254])/10" office:value-type="float" office:value="0" calcext:value-type="float">
            <text:p>0.0000</text:p>
          </table:table-cell>
          <table:table-cell table:style-name="ce2" table:formula="of:=STDEV([.D44];[.D65];[.D86];[.D107];[.D128];[.D149];[.D170];[.D191];[.D212];[.D233])" office:value-type="string" office:string-value="" calcext:value-type="error">
            <text:p>#DIV/0!</text:p>
          </table:table-cell>
          <table:table-cell table:style-name="ce2" table:formula="of:=([.G44]+[.G65]+[.G86]+[.G107]+[.G128]+[.G149]+[.G170]+[.G191]+[.G212]+[.G233]+[.G254])/10" office:value-type="float" office:value="0" calcext:value-type="float">
            <text:p>0.0000</text:p>
          </table:table-cell>
          <table:table-cell table:style-name="ce2" table:formula="of:=([.H44]+[.H65]+[.H86]+[.H107]+[.H128]+[.H149]+[.H170]+[.H191]+[.H212]+[.H233]+[.H254])/10" office:value-type="float" office:value="0" calcext:value-type="float">
            <text:p>0.0000</text:p>
          </table:table-cell>
          <table:table-cell table:style-name="ce2" table:formula="of:=STDEV([.H44];[.H65];[.H86];[.H107];[.H128];[.H149];[.H170];[.H191];[.H212];[.H233])" office:value-type="string" office:string-value="" calcext:value-type="error">
            <text:p>#DIV/0!</text:p>
          </table:table-cell>
          <table:table-cell table:style-name="ce43"/>
          <table:table-cell table:style-name="ce28" table:formula="of:=INDEX([.$B$3:.$B$22];MATCH(LARGE(INDIRECT([.P19]);INDEX([.O19]));INDIRECT([.P19]);0);1)" office:value-type="string" office:string-value="Fp1" calcext:value-type="string">
            <text:p>Fp1</text:p>
          </table:table-cell>
          <table:table-cell table:style-name="ce91" table:formula="of:=INDEX(INDIRECT([.P19]);MATCH(LARGE(INDIRECT([.P19]);INDEX([.O19]));INDIRECT([.P19]);0);1)" office:value-type="float" office:value="0" calcext:value-type="float">
            <text:p>0.0000</text:p>
          </table:table-cell>
          <table:table-cell table:style-name="ce95" table:formula="of:=INDEX([.$B$3:.$B$22];MATCH(LARGE(INDIRECT([.Q19]);INDEX([.O19]));INDIRECT([.Q19]);0);1)" office:value-type="string" office:string-value="Fp1" calcext:value-type="string">
            <text:p>Fp1</text:p>
          </table:table-cell>
          <table:table-cell table:formula="of:=INDEX(INDIRECT([.Q19]);MATCH(LARGE(INDIRECT([.Q19]);INDEX([.O19]));INDIRECT([.Q19]);0);1)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0.98103448275862" calcext:value-type="float">
            <text:p>0.9810</text:p>
          </table:table-cell>
          <table:table-cell office:value-type="string" calcext:value-type="string">
            <text:p>Fz</text:p>
          </table:table-cell>
          <table:table-cell office:value-type="float" office:value="0.975058447630923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58"/>
          <table:table-cell table:style-name="ce2" office:value-type="string" calcext:value-type="string">
            <text:p>O1</text:p>
          </table:table-cell>
          <table:table-cell table:style-name="ce2" table:formula="of:=([.C45]+[.C66]+[.C87]+[.C108]+[.C129]+[.C150]+[.C171]+[.C192]+[.C213]+[.C234]+[.C255])/10" office:value-type="float" office:value="0" calcext:value-type="float">
            <text:p>0.0000</text:p>
          </table:table-cell>
          <table:table-cell table:style-name="ce2" table:formula="of:=([.D45]+[.D66]+[.D87]+[.D108]+[.D129]+[.D150]+[.D171]+[.D192]+[.D213]+[.D234]+[.D255])/10" office:value-type="float" office:value="0" calcext:value-type="float">
            <text:p>0.0000</text:p>
          </table:table-cell>
          <table:table-cell table:style-name="ce2" table:formula="of:=STDEV([.D45];[.D66];[.D87];[.D108];[.D129];[.D150];[.D171];[.D192];[.D213];[.D234])" office:value-type="string" office:string-value="" calcext:value-type="error">
            <text:p>#DIV/0!</text:p>
          </table:table-cell>
          <table:table-cell table:style-name="ce2" table:formula="of:=([.G45]+[.G66]+[.G87]+[.G108]+[.G129]+[.G150]+[.G171]+[.G192]+[.G213]+[.G234]+[.G255])/10" office:value-type="float" office:value="0" calcext:value-type="float">
            <text:p>0.0000</text:p>
          </table:table-cell>
          <table:table-cell table:style-name="ce2" table:formula="of:=([.H45]+[.H66]+[.H87]+[.H108]+[.H129]+[.H150]+[.H171]+[.H192]+[.H213]+[.H234]+[.H255])/10" office:value-type="float" office:value="0" calcext:value-type="float">
            <text:p>0.0000</text:p>
          </table:table-cell>
          <table:table-cell table:style-name="ce2" table:formula="of:=STDEV([.H45];[.H66];[.H87];[.H108];[.H129];[.H150];[.H171];[.H192];[.H213];[.H234])" office:value-type="string" office:string-value="" calcext:value-type="error">
            <text:p>#DIV/0!</text:p>
          </table:table-cell>
          <table:table-cell table:style-name="ce43"/>
          <table:table-cell table:style-name="ce28" table:formula="of:=INDEX([.$B$3:.$B$22];MATCH(LARGE(INDIRECT([.P20]);INDEX([.O20]));INDIRECT([.P20]);0);1)" office:value-type="string" office:string-value="Fp1" calcext:value-type="string">
            <text:p>Fp1</text:p>
          </table:table-cell>
          <table:table-cell table:style-name="ce91" table:formula="of:=INDEX(INDIRECT([.P20]);MATCH(LARGE(INDIRECT([.P20]);INDEX([.O20]));INDIRECT([.P20]);0);1)" office:value-type="float" office:value="0" calcext:value-type="float">
            <text:p>0.0000</text:p>
          </table:table-cell>
          <table:table-cell table:style-name="ce95" table:formula="of:=INDEX([.$B$3:.$B$22];MATCH(LARGE(INDIRECT([.Q20]);INDEX([.O20]));INDIRECT([.Q20]);0);1)" office:value-type="string" office:string-value="Fp1" calcext:value-type="string">
            <text:p>Fp1</text:p>
          </table:table-cell>
          <table:table-cell table:formula="of:=INDEX(INDIRECT([.Q20]);MATCH(LARGE(INDIRECT([.Q20]);INDEX([.O20]));INDIRECT([.Q20]);0);1)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4</text:p>
          </table:table-cell>
          <table:table-cell office:value-type="float" office:value="0.978398315047022" calcext:value-type="float">
            <text:p>0.9784</text:p>
          </table:table-cell>
          <table:table-cell office:value-type="string" calcext:value-type="string">
            <text:p>F4</text:p>
          </table:table-cell>
          <table:table-cell office:value-type="float" office:value="0.971695760598504" calcext:value-type="float">
            <text:p>0.9717</text:p>
          </table:table-cell>
          <table:table-cell table:number-columns-repeated="1000"/>
        </table:table-row>
        <table:table-row table:style-name="ro1">
          <table:covered-table-cell table:style-name="ce58"/>
          <table:table-cell table:style-name="ce2" office:value-type="string" calcext:value-type="string">
            <text:p>Oz</text:p>
          </table:table-cell>
          <table:table-cell table:style-name="ce2" table:formula="of:=([.C46]+[.C67]+[.C88]+[.C109]+[.C130]+[.C151]+[.C172]+[.C193]+[.C214]+[.C235]+[.C256])/10" office:value-type="float" office:value="0" calcext:value-type="float">
            <text:p>0.0000</text:p>
          </table:table-cell>
          <table:table-cell table:style-name="ce2" table:formula="of:=([.D46]+[.D67]+[.D88]+[.D109]+[.D130]+[.D151]+[.D172]+[.D193]+[.D214]+[.D235]+[.D256])/10" office:value-type="float" office:value="0" calcext:value-type="float">
            <text:p>0.0000</text:p>
          </table:table-cell>
          <table:table-cell table:style-name="ce2" table:formula="of:=STDEV([.D46];[.D67];[.D88];[.D109];[.D130];[.D151];[.D172];[.D193];[.D214];[.D235])" office:value-type="string" office:string-value="" calcext:value-type="error">
            <text:p>#DIV/0!</text:p>
          </table:table-cell>
          <table:table-cell table:style-name="ce2" table:formula="of:=([.G46]+[.G67]+[.G88]+[.G109]+[.G130]+[.G151]+[.G172]+[.G193]+[.G214]+[.G235]+[.G256])/10" office:value-type="float" office:value="0" calcext:value-type="float">
            <text:p>0.0000</text:p>
          </table:table-cell>
          <table:table-cell table:style-name="ce2" table:formula="of:=([.H46]+[.H67]+[.H88]+[.H109]+[.H130]+[.H151]+[.H172]+[.H193]+[.H214]+[.H235]+[.H256])/10" office:value-type="float" office:value="0" calcext:value-type="float">
            <text:p>0.0000</text:p>
          </table:table-cell>
          <table:table-cell table:style-name="ce2" table:formula="of:=STDEV([.H46];[.H67];[.H88];[.H109];[.H130];[.H151];[.H172];[.H193];[.H214];[.H235])" office:value-type="string" office:string-value="" calcext:value-type="error">
            <text:p>#DIV/0!</text:p>
          </table:table-cell>
          <table:table-cell table:style-name="ce43"/>
          <table:table-cell table:style-name="ce28" table:formula="of:=INDEX([.$B$3:.$B$22];MATCH(LARGE(INDIRECT([.P21]);INDEX([.O21]));INDIRECT([.P21]);0);1)" office:value-type="string" office:string-value="Fp1" calcext:value-type="string">
            <text:p>Fp1</text:p>
          </table:table-cell>
          <table:table-cell table:style-name="ce91" table:formula="of:=INDEX(INDIRECT([.P21]);MATCH(LARGE(INDIRECT([.P21]);INDEX([.O21]));INDIRECT([.P21]);0);1)" office:value-type="float" office:value="0" calcext:value-type="float">
            <text:p>0.0000</text:p>
          </table:table-cell>
          <table:table-cell table:style-name="ce95" table:formula="of:=INDEX([.$B$3:.$B$22];MATCH(LARGE(INDIRECT([.Q21]);INDEX([.O21]));INDIRECT([.Q21]);0);1)" office:value-type="string" office:string-value="Fp1" calcext:value-type="string">
            <text:p>Fp1</text:p>
          </table:table-cell>
          <table:table-cell table:formula="of:=INDEX(INDIRECT([.Q21]);MATCH(LARGE(INDIRECT([.Q21]);INDEX([.O21]));INDIRECT([.Q21]);0);1)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7</text:p>
          </table:table-cell>
          <table:table-cell office:value-type="float" office:value="0.977761559561128" calcext:value-type="float">
            <text:p>0.9778</text:p>
          </table:table-cell>
          <table:table-cell office:value-type="string" calcext:value-type="string">
            <text:p>F7</text:p>
          </table:table-cell>
          <table:table-cell office:value-type="float" office:value="0.96943578553616" calcext:value-type="float">
            <text:p>0.9694</text:p>
          </table:table-cell>
          <table:table-cell table:number-columns-repeated="1000"/>
        </table:table-row>
        <table:table-row table:style-name="ro1">
          <table:covered-table-cell table:style-name="ce58"/>
          <table:table-cell table:style-name="ce2" office:value-type="string" calcext:value-type="string">
            <text:p>O2</text:p>
          </table:table-cell>
          <table:table-cell table:style-name="ce2" table:formula="of:=([.C47]+[.C68]+[.C89]+[.C110]+[.C131]+[.C152]+[.C173]+[.C194]+[.C215]+[.C236]+[.C257])/10" office:value-type="float" office:value="0" calcext:value-type="float">
            <text:p>0.0000</text:p>
          </table:table-cell>
          <table:table-cell table:style-name="ce2" table:formula="of:=([.D47]+[.D68]+[.D89]+[.D110]+[.D131]+[.D152]+[.D173]+[.D194]+[.D215]+[.D236]+[.D257])/10" office:value-type="float" office:value="0" calcext:value-type="float">
            <text:p>0.0000</text:p>
          </table:table-cell>
          <table:table-cell table:style-name="ce2" table:formula="of:=STDEV([.D47];[.D68];[.D89];[.D110];[.D131];[.D152];[.D173];[.D194];[.D215];[.D236])" office:value-type="string" office:string-value="" calcext:value-type="error">
            <text:p>#DIV/0!</text:p>
          </table:table-cell>
          <table:table-cell table:style-name="ce2" table:formula="of:=([.G47]+[.G68]+[.G89]+[.G110]+[.G131]+[.G152]+[.G173]+[.G194]+[.G215]+[.G236]+[.G257])/10" office:value-type="float" office:value="0" calcext:value-type="float">
            <text:p>0.0000</text:p>
          </table:table-cell>
          <table:table-cell table:style-name="ce2" table:formula="of:=([.H47]+[.H68]+[.H89]+[.H110]+[.H131]+[.H152]+[.H173]+[.H194]+[.H215]+[.H236]+[.H257])/10" office:value-type="float" office:value="0" calcext:value-type="float">
            <text:p>0.0000</text:p>
          </table:table-cell>
          <table:table-cell table:style-name="ce2" table:formula="of:=STDEV([.H47];[.H68];[.H89];[.H110];[.H131];[.H152];[.H173];[.H194];[.H215];[.H236])" office:value-type="string" office:string-value="" calcext:value-type="error">
            <text:p>#DIV/0!</text:p>
          </table:table-cell>
          <table:table-cell table:style-name="ce43"/>
          <table:table-cell table:style-name="ce28" table:formula="of:=INDEX([.$B$3:.$B$22];MATCH(LARGE(INDIRECT([.P22]);INDEX([.O22]));INDIRECT([.P22]);0);1)" office:value-type="string" office:string-value="Fp1" calcext:value-type="string">
            <text:p>Fp1</text:p>
          </table:table-cell>
          <table:table-cell table:style-name="ce91" table:formula="of:=INDEX(INDIRECT([.P22]);MATCH(LARGE(INDIRECT([.P22]);INDEX([.O22]));INDIRECT([.P22]);0);1)" office:value-type="float" office:value="0" calcext:value-type="float">
            <text:p>0.0000</text:p>
          </table:table-cell>
          <table:table-cell table:style-name="ce95" table:formula="of:=INDEX([.$B$3:.$B$22];MATCH(LARGE(INDIRECT([.Q22]);INDEX([.O22]));INDIRECT([.Q22]);0);1)" office:value-type="string" office:string-value="Fp1" calcext:value-type="string">
            <text:p>Fp1</text:p>
          </table:table-cell>
          <table:table-cell table:formula="of:=INDEX(INDIRECT([.Q22]);MATCH(LARGE(INDIRECT([.Q22]);INDEX([.O22]));INDIRECT([.Q22]);0);1)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Pz</text:p>
          </table:table-cell>
          <table:table-cell office:value-type="float" office:value="0.97476880877743" calcext:value-type="float">
            <text:p>0.9748</text:p>
          </table:table-cell>
          <table:table-cell office:value-type="string" calcext:value-type="string">
            <text:p>Pz</text:p>
          </table:table-cell>
          <table:table-cell office:value-type="float" office:value="0.966661471321696" calcext:value-type="float">
            <text:p>0.9667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style-name="ce4"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4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Train</text:p>
          </table:table-cell>
          <table:covered-table-cell table:style-name="ce117"/>
          <table:table-cell table:style-name="ce40" office:value-type="string" calcext:value-type="string" table:number-columns-spanned="2" table:number-rows-spanned="1">
            <text:p>Valid,</text:p>
          </table:table-cell>
          <table:covered-table-cell table:style-name="ce117"/>
          <table:table-cell table:style-name="ce40" office:value-type="string" calcext:value-type="string" table:number-columns-spanned="2" table:number-rows-spanned="1">
            <text:p>Test</text:p>
          </table:table-cell>
          <table:covered-table-cell table:style-name="ce117"/>
          <table:table-cell table:style-name="ce42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117" office:value-type="string" calcext:value-type="string">
            <text:p>Loss</text:p>
          </table:table-cell>
          <table:table-cell table:style-name="ce117" office:value-type="string" calcext:value-type="string">
            <text:p>Acc.</text:p>
          </table:table-cell>
          <table:table-cell table:style-name="ce117" office:value-type="string" calcext:value-type="string">
            <text:p>Loss</text:p>
          </table:table-cell>
          <table:table-cell table:style-name="ce117" office:value-type="string" calcext:value-type="string">
            <text:p>Acc.</text:p>
          </table:table-cell>
          <table:table-cell table:style-name="ce117" office:value-type="string" calcext:value-type="string">
            <text:p>Loss</text:p>
          </table:table-cell>
          <table:table-cell table:style-name="ce117" office:value-type="string" calcext:value-type="string">
            <text:p>Acc.</text:p>
          </table:table-cell>
          <table:table-cell table:style-name="ce43"/>
          <table:table-cell table:style-name="ce51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</text:p>
          </table:table-cell>
          <table:table-cell table:style-name="ce6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p2</text:p>
          </table:table-cell>
          <table:table-cell table:style-name="ce6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7</text:p>
          </table:table-cell>
          <table:table-cell table:style-name="ce6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3</text:p>
          </table:table-cell>
          <table:table-cell table:style-name="ce6" table:number-columns-repeated="6"/>
          <table:table-cell/>
          <table:table-cell table:style-name="ce28" table:formula="of:=INDEX([.$B$3:.$B$22];MATCH(LARGE(INDIRECT([.P31]);INDEX([.O31]));INDIRECT([.P31]);0);1)" office:value-type="string" office:string-value="" calcext:value-type="error">
            <text:p>#VALUE!</text:p>
          </table:table-cell>
          <table:table-cell table:style-name="ce91" table:formula="of:=INDEX(INDIRECT([.P31]);MATCH(LARGE(INDIRECT([.P31]);INDEX([.O31]));INDIRECT([.P31]);0);1)" office:value-type="string" office:string-value="" calcext:value-type="error">
            <text:p>#VALUE!</text:p>
          </table:table-cell>
          <table:table-cell table:style-name="ce95" table:formula="of:=INDEX([.$B$3:.$B$22];MATCH(LARGE(INDIRECT([.Q31]);INDEX([.O31]));INDIRECT([.Q31]);0);1)" office:value-type="string" office:string-value="" calcext:value-type="error">
            <text:p>#VALUE!</text:p>
          </table:table-cell>
          <table:table-cell table:formula="of:=INDEX(INDIRECT([.Q31]);MATCH(LARGE(INDIRECT([.Q31]);INDEX([.O31]));INDIRECT([.Q31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z</text:p>
          </table:table-cell>
          <table:table-cell table:style-name="ce6" table:number-columns-repeated="6"/>
          <table:table-cell/>
          <table:table-cell table:style-name="ce28" table:formula="of:=INDEX([.$B$3:.$B$22];MATCH(LARGE(INDIRECT([.P32]);INDEX([.O32]));INDIRECT([.P32]);0);1)" office:value-type="string" office:string-value="" calcext:value-type="error">
            <text:p>#VALUE!</text:p>
          </table:table-cell>
          <table:table-cell table:style-name="ce91" table:formula="of:=INDEX(INDIRECT([.P32]);MATCH(LARGE(INDIRECT([.P32]);INDEX([.O32]));INDIRECT([.P32]);0);1)" office:value-type="string" office:string-value="" calcext:value-type="error">
            <text:p>#VALUE!</text:p>
          </table:table-cell>
          <table:table-cell table:style-name="ce95" table:formula="of:=INDEX([.$B$3:.$B$22];MATCH(LARGE(INDIRECT([.Q32]);INDEX([.O32]));INDIRECT([.Q32]);0);1)" office:value-type="string" office:string-value="" calcext:value-type="error">
            <text:p>#VALUE!</text:p>
          </table:table-cell>
          <table:table-cell table:formula="of:=INDEX(INDIRECT([.Q32]);MATCH(LARGE(INDIRECT([.Q32]);INDEX([.O32]));INDIRECT([.Q32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4</text:p>
          </table:table-cell>
          <table:table-cell table:style-name="ce6" table:number-columns-repeated="6"/>
          <table:table-cell/>
          <table:table-cell table:style-name="ce28" table:formula="of:=INDEX([.$B$3:.$B$22];MATCH(LARGE(INDIRECT([.P33]);INDEX([.O33]));INDIRECT([.P33]);0);1)" office:value-type="string" office:string-value="" calcext:value-type="error">
            <text:p>#VALUE!</text:p>
          </table:table-cell>
          <table:table-cell table:style-name="ce91" table:formula="of:=INDEX(INDIRECT([.P33]);MATCH(LARGE(INDIRECT([.P33]);INDEX([.O33]));INDIRECT([.P33]);0);1)" office:value-type="string" office:string-value="" calcext:value-type="error">
            <text:p>#VALUE!</text:p>
          </table:table-cell>
          <table:table-cell table:style-name="ce95" table:formula="of:=INDEX([.$B$3:.$B$22];MATCH(LARGE(INDIRECT([.Q33]);INDEX([.O33]));INDIRECT([.Q33]);0);1)" office:value-type="string" office:string-value="" calcext:value-type="error">
            <text:p>#VALUE!</text:p>
          </table:table-cell>
          <table:table-cell table:formula="of:=INDEX(INDIRECT([.Q33]);MATCH(LARGE(INDIRECT([.Q33]);INDEX([.O33]));INDIRECT([.Q33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F8</text:p>
          </table:table-cell>
          <table:table-cell table:style-name="ce6" table:number-columns-repeated="6"/>
          <table:table-cell/>
          <table:table-cell table:style-name="ce28" table:formula="of:=INDEX([.$B$3:.$B$22];MATCH(LARGE(INDIRECT([.P34]);INDEX([.O34]));INDIRECT([.P34]);0);1)" office:value-type="string" office:string-value="" calcext:value-type="error">
            <text:p>#VALUE!</text:p>
          </table:table-cell>
          <table:table-cell table:style-name="ce91" table:formula="of:=INDEX(INDIRECT([.P34]);MATCH(LARGE(INDIRECT([.P34]);INDEX([.O34]));INDIRECT([.P34]);0);1)" office:value-type="string" office:string-value="" calcext:value-type="error">
            <text:p>#VALUE!</text:p>
          </table:table-cell>
          <table:table-cell table:style-name="ce95" table:formula="of:=INDEX([.$B$3:.$B$22];MATCH(LARGE(INDIRECT([.Q34]);INDEX([.O34]));INDIRECT([.Q34]);0);1)" office:value-type="string" office:string-value="" calcext:value-type="error">
            <text:p>#VALUE!</text:p>
          </table:table-cell>
          <table:table-cell table:formula="of:=INDEX(INDIRECT([.Q34]);MATCH(LARGE(INDIRECT([.Q34]);INDEX([.O34]));INDIRECT([.Q34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T7</text:p>
          </table:table-cell>
          <table:table-cell table:style-name="ce6" table:number-columns-repeated="6"/>
          <table:table-cell/>
          <table:table-cell table:style-name="ce28" table:formula="of:=INDEX([.$B$3:.$B$22];MATCH(LARGE(INDIRECT([.P35]);INDEX([.O35]));INDIRECT([.P35]);0);1)" office:value-type="string" office:string-value="" calcext:value-type="error">
            <text:p>#VALUE!</text:p>
          </table:table-cell>
          <table:table-cell table:style-name="ce91" table:formula="of:=INDEX(INDIRECT([.P35]);MATCH(LARGE(INDIRECT([.P35]);INDEX([.O35]));INDIRECT([.P35]);0);1)" office:value-type="string" office:string-value="" calcext:value-type="error">
            <text:p>#VALUE!</text:p>
          </table:table-cell>
          <table:table-cell table:style-name="ce95" table:formula="of:=INDEX([.$B$3:.$B$22];MATCH(LARGE(INDIRECT([.Q35]);INDEX([.O35]));INDIRECT([.Q35]);0);1)" office:value-type="string" office:string-value="" calcext:value-type="error">
            <text:p>#VALUE!</text:p>
          </table:table-cell>
          <table:table-cell table:formula="of:=INDEX(INDIRECT([.Q35]);MATCH(LARGE(INDIRECT([.Q35]);INDEX([.O35]));INDIRECT([.Q35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C3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z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4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T8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7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3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z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4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8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1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z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2</text:p>
          </table:table-cell>
          <table:table-cell table:style-name="ce6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6"/>
          <table:table-cell table:style-name="ce2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</text:p>
          </table:table-cell>
          <table:table-cell table:style-name="ce8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p2</text:p>
          </table:table-cell>
          <table:table-cell table:style-name="ce8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7</text:p>
          </table:table-cell>
          <table:table-cell table:style-name="ce8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3</text:p>
          </table:table-cell>
          <table:table-cell table:style-name="ce8" table:number-columns-repeated="6"/>
          <table:table-cell/>
          <table:table-cell table:style-name="ce28" table:formula="of:=INDEX([.$B$3:.$B$22];MATCH(LARGE(INDIRECT([.P52]);INDEX([.O52]));INDIRECT([.P52]);0);1)" office:value-type="string" office:string-value="" calcext:value-type="error">
            <text:p>#VALUE!</text:p>
          </table:table-cell>
          <table:table-cell table:style-name="ce91" table:formula="of:=INDEX(INDIRECT([.P52]);MATCH(LARGE(INDIRECT([.P52]);INDEX([.O52]));INDIRECT([.P52]);0);1)" office:value-type="string" office:string-value="" calcext:value-type="error">
            <text:p>#VALUE!</text:p>
          </table:table-cell>
          <table:table-cell table:style-name="ce95" table:formula="of:=INDEX([.$B$3:.$B$22];MATCH(LARGE(INDIRECT([.Q52]);INDEX([.O52]));INDIRECT([.Q52]);0);1)" office:value-type="string" office:string-value="" calcext:value-type="error">
            <text:p>#VALUE!</text:p>
          </table:table-cell>
          <table:table-cell table:formula="of:=INDEX(INDIRECT([.Q52]);MATCH(LARGE(INDIRECT([.Q52]);INDEX([.O52]));INDIRECT([.Q52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z</text:p>
          </table:table-cell>
          <table:table-cell table:style-name="ce8" table:number-columns-repeated="6"/>
          <table:table-cell/>
          <table:table-cell table:style-name="ce28" table:formula="of:=INDEX([.$B$3:.$B$22];MATCH(LARGE(INDIRECT([.P53]);INDEX([.O53]));INDIRECT([.P53]);0);1)" office:value-type="string" office:string-value="" calcext:value-type="error">
            <text:p>#VALUE!</text:p>
          </table:table-cell>
          <table:table-cell table:style-name="ce91" table:formula="of:=INDEX(INDIRECT([.P53]);MATCH(LARGE(INDIRECT([.P53]);INDEX([.O53]));INDIRECT([.P53]);0);1)" office:value-type="string" office:string-value="" calcext:value-type="error">
            <text:p>#VALUE!</text:p>
          </table:table-cell>
          <table:table-cell table:style-name="ce95" table:formula="of:=INDEX([.$B$3:.$B$22];MATCH(LARGE(INDIRECT([.Q53]);INDEX([.O53]));INDIRECT([.Q53]);0);1)" office:value-type="string" office:string-value="" calcext:value-type="error">
            <text:p>#VALUE!</text:p>
          </table:table-cell>
          <table:table-cell table:formula="of:=INDEX(INDIRECT([.Q53]);MATCH(LARGE(INDIRECT([.Q53]);INDEX([.O53]));INDIRECT([.Q53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4</text:p>
          </table:table-cell>
          <table:table-cell table:style-name="ce8" table:number-columns-repeated="6"/>
          <table:table-cell/>
          <table:table-cell table:style-name="ce28" table:formula="of:=INDEX([.$B$3:.$B$22];MATCH(LARGE(INDIRECT([.P54]);INDEX([.O54]));INDIRECT([.P54]);0);1)" office:value-type="string" office:string-value="" calcext:value-type="error">
            <text:p>#VALUE!</text:p>
          </table:table-cell>
          <table:table-cell table:style-name="ce91" table:formula="of:=INDEX(INDIRECT([.P54]);MATCH(LARGE(INDIRECT([.P54]);INDEX([.O54]));INDIRECT([.P54]);0);1)" office:value-type="string" office:string-value="" calcext:value-type="error">
            <text:p>#VALUE!</text:p>
          </table:table-cell>
          <table:table-cell table:style-name="ce95" table:formula="of:=INDEX([.$B$3:.$B$22];MATCH(LARGE(INDIRECT([.Q54]);INDEX([.O54]));INDIRECT([.Q54]);0);1)" office:value-type="string" office:string-value="" calcext:value-type="error">
            <text:p>#VALUE!</text:p>
          </table:table-cell>
          <table:table-cell table:formula="of:=INDEX(INDIRECT([.Q54]);MATCH(LARGE(INDIRECT([.Q54]);INDEX([.O54]));INDIRECT([.Q54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F8</text:p>
          </table:table-cell>
          <table:table-cell table:style-name="ce8" table:number-columns-repeated="6"/>
          <table:table-cell/>
          <table:table-cell table:style-name="ce28" table:formula="of:=INDEX([.$B$3:.$B$22];MATCH(LARGE(INDIRECT([.P55]);INDEX([.O55]));INDIRECT([.P55]);0);1)" office:value-type="string" office:string-value="" calcext:value-type="error">
            <text:p>#VALUE!</text:p>
          </table:table-cell>
          <table:table-cell table:style-name="ce91" table:formula="of:=INDEX(INDIRECT([.P55]);MATCH(LARGE(INDIRECT([.P55]);INDEX([.O55]));INDIRECT([.P55]);0);1)" office:value-type="string" office:string-value="" calcext:value-type="error">
            <text:p>#VALUE!</text:p>
          </table:table-cell>
          <table:table-cell table:style-name="ce95" table:formula="of:=INDEX([.$B$3:.$B$22];MATCH(LARGE(INDIRECT([.Q55]);INDEX([.O55]));INDIRECT([.Q55]);0);1)" office:value-type="string" office:string-value="" calcext:value-type="error">
            <text:p>#VALUE!</text:p>
          </table:table-cell>
          <table:table-cell table:formula="of:=INDEX(INDIRECT([.Q55]);MATCH(LARGE(INDIRECT([.Q55]);INDEX([.O55]));INDIRECT([.Q55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T7</text:p>
          </table:table-cell>
          <table:table-cell table:style-name="ce8" table:number-columns-repeated="6"/>
          <table:table-cell/>
          <table:table-cell table:style-name="ce28" table:formula="of:=INDEX([.$B$3:.$B$22];MATCH(LARGE(INDIRECT([.P56]);INDEX([.O56]));INDIRECT([.P56]);0);1)" office:value-type="string" office:string-value="" calcext:value-type="error">
            <text:p>#VALUE!</text:p>
          </table:table-cell>
          <table:table-cell table:style-name="ce91" table:formula="of:=INDEX(INDIRECT([.P56]);MATCH(LARGE(INDIRECT([.P56]);INDEX([.O56]));INDIRECT([.P56]);0);1)" office:value-type="string" office:string-value="" calcext:value-type="error">
            <text:p>#VALUE!</text:p>
          </table:table-cell>
          <table:table-cell table:style-name="ce95" table:formula="of:=INDEX([.$B$3:.$B$22];MATCH(LARGE(INDIRECT([.Q56]);INDEX([.O56]));INDIRECT([.Q56]);0);1)" office:value-type="string" office:string-value="" calcext:value-type="error">
            <text:p>#VALUE!</text:p>
          </table:table-cell>
          <table:table-cell table:formula="of:=INDEX(INDIRECT([.Q56]);MATCH(LARGE(INDIRECT([.Q56]);INDEX([.O56]));INDIRECT([.Q56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C3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z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4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T8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7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3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z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4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8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1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z</text:p>
          </table:table-cell>
          <table:table-cell table:style-name="ce8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2</text:p>
          </table:table-cell>
          <table:table-cell table:style-name="ce8" table:number-columns-repeated="6"/>
          <table:table-cell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6"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</text:p>
          </table:table-cell>
          <table:table-cell table:style-name="ce10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p2</text:p>
          </table:table-cell>
          <table:table-cell table:style-name="ce10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7</text:p>
          </table:table-cell>
          <table:table-cell table:style-name="ce10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3</text:p>
          </table:table-cell>
          <table:table-cell table:style-name="ce10" table:number-columns-repeated="6"/>
          <table:table-cell/>
          <table:table-cell table:style-name="ce28" table:formula="of:=INDEX([.$B$3:.$B$22];MATCH(LARGE(INDIRECT([.P73]);INDEX([.O73]));INDIRECT([.P73]);0);1)" office:value-type="string" office:string-value="" calcext:value-type="error">
            <text:p>#VALUE!</text:p>
          </table:table-cell>
          <table:table-cell table:style-name="ce91" table:formula="of:=INDEX(INDIRECT([.P73]);MATCH(LARGE(INDIRECT([.P73]);INDEX([.O73]));INDIRECT([.P73]);0);1)" office:value-type="string" office:string-value="" calcext:value-type="error">
            <text:p>#VALUE!</text:p>
          </table:table-cell>
          <table:table-cell table:style-name="ce95" table:formula="of:=INDEX([.$B$3:.$B$22];MATCH(LARGE(INDIRECT([.Q73]);INDEX([.O73]));INDIRECT([.Q73]);0);1)" office:value-type="string" office:string-value="" calcext:value-type="error">
            <text:p>#VALUE!</text:p>
          </table:table-cell>
          <table:table-cell table:formula="of:=INDEX(INDIRECT([.Q73]);MATCH(LARGE(INDIRECT([.Q73]);INDEX([.O73]));INDIRECT([.Q73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z</text:p>
          </table:table-cell>
          <table:table-cell table:style-name="ce10" table:number-columns-repeated="6"/>
          <table:table-cell/>
          <table:table-cell table:style-name="ce28" table:formula="of:=INDEX([.$B$3:.$B$22];MATCH(LARGE(INDIRECT([.P74]);INDEX([.O74]));INDIRECT([.P74]);0);1)" office:value-type="string" office:string-value="" calcext:value-type="error">
            <text:p>#VALUE!</text:p>
          </table:table-cell>
          <table:table-cell table:style-name="ce91" table:formula="of:=INDEX(INDIRECT([.P74]);MATCH(LARGE(INDIRECT([.P74]);INDEX([.O74]));INDIRECT([.P74]);0);1)" office:value-type="string" office:string-value="" calcext:value-type="error">
            <text:p>#VALUE!</text:p>
          </table:table-cell>
          <table:table-cell table:style-name="ce95" table:formula="of:=INDEX([.$B$3:.$B$22];MATCH(LARGE(INDIRECT([.Q74]);INDEX([.O74]));INDIRECT([.Q74]);0);1)" office:value-type="string" office:string-value="" calcext:value-type="error">
            <text:p>#VALUE!</text:p>
          </table:table-cell>
          <table:table-cell table:formula="of:=INDEX(INDIRECT([.Q74]);MATCH(LARGE(INDIRECT([.Q74]);INDEX([.O74]));INDIRECT([.Q74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4</text:p>
          </table:table-cell>
          <table:table-cell table:style-name="ce10" table:number-columns-repeated="6"/>
          <table:table-cell/>
          <table:table-cell table:style-name="ce28" table:formula="of:=INDEX([.$B$3:.$B$22];MATCH(LARGE(INDIRECT([.P75]);INDEX([.O75]));INDIRECT([.P75]);0);1)" office:value-type="string" office:string-value="" calcext:value-type="error">
            <text:p>#VALUE!</text:p>
          </table:table-cell>
          <table:table-cell table:style-name="ce91" table:formula="of:=INDEX(INDIRECT([.P75]);MATCH(LARGE(INDIRECT([.P75]);INDEX([.O75]));INDIRECT([.P75]);0);1)" office:value-type="string" office:string-value="" calcext:value-type="error">
            <text:p>#VALUE!</text:p>
          </table:table-cell>
          <table:table-cell table:style-name="ce95" table:formula="of:=INDEX([.$B$3:.$B$22];MATCH(LARGE(INDIRECT([.Q75]);INDEX([.O75]));INDIRECT([.Q75]);0);1)" office:value-type="string" office:string-value="" calcext:value-type="error">
            <text:p>#VALUE!</text:p>
          </table:table-cell>
          <table:table-cell table:formula="of:=INDEX(INDIRECT([.Q75]);MATCH(LARGE(INDIRECT([.Q75]);INDEX([.O75]));INDIRECT([.Q75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F8</text:p>
          </table:table-cell>
          <table:table-cell table:style-name="ce10" table:number-columns-repeated="6"/>
          <table:table-cell/>
          <table:table-cell table:style-name="ce28" table:formula="of:=INDEX([.$B$3:.$B$22];MATCH(LARGE(INDIRECT([.P76]);INDEX([.O76]));INDIRECT([.P76]);0);1)" office:value-type="string" office:string-value="" calcext:value-type="error">
            <text:p>#VALUE!</text:p>
          </table:table-cell>
          <table:table-cell table:style-name="ce91" table:formula="of:=INDEX(INDIRECT([.P76]);MATCH(LARGE(INDIRECT([.P76]);INDEX([.O76]));INDIRECT([.P76]);0);1)" office:value-type="string" office:string-value="" calcext:value-type="error">
            <text:p>#VALUE!</text:p>
          </table:table-cell>
          <table:table-cell table:style-name="ce95" table:formula="of:=INDEX([.$B$3:.$B$22];MATCH(LARGE(INDIRECT([.Q76]);INDEX([.O76]));INDIRECT([.Q76]);0);1)" office:value-type="string" office:string-value="" calcext:value-type="error">
            <text:p>#VALUE!</text:p>
          </table:table-cell>
          <table:table-cell table:formula="of:=INDEX(INDIRECT([.Q76]);MATCH(LARGE(INDIRECT([.Q76]);INDEX([.O76]));INDIRECT([.Q76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T7</text:p>
          </table:table-cell>
          <table:table-cell table:style-name="ce10" table:number-columns-repeated="6"/>
          <table:table-cell/>
          <table:table-cell table:style-name="ce28" table:formula="of:=INDEX([.$B$3:.$B$22];MATCH(LARGE(INDIRECT([.P77]);INDEX([.O77]));INDIRECT([.P77]);0);1)" office:value-type="string" office:string-value="" calcext:value-type="error">
            <text:p>#VALUE!</text:p>
          </table:table-cell>
          <table:table-cell table:style-name="ce91" table:formula="of:=INDEX(INDIRECT([.P77]);MATCH(LARGE(INDIRECT([.P77]);INDEX([.O77]));INDIRECT([.P77]);0);1)" office:value-type="string" office:string-value="" calcext:value-type="error">
            <text:p>#VALUE!</text:p>
          </table:table-cell>
          <table:table-cell table:style-name="ce95" table:formula="of:=INDEX([.$B$3:.$B$22];MATCH(LARGE(INDIRECT([.Q77]);INDEX([.O77]));INDIRECT([.Q77]);0);1)" office:value-type="string" office:string-value="" calcext:value-type="error">
            <text:p>#VALUE!</text:p>
          </table:table-cell>
          <table:table-cell table:formula="of:=INDEX(INDIRECT([.Q77]);MATCH(LARGE(INDIRECT([.Q77]);INDEX([.O77]));INDIRECT([.Q77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C3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z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4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T8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7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3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z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4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8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1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z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2</text:p>
          </table:table-cell>
          <table:table-cell table:style-name="ce10" table:number-columns-repeated="6"/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1" table:number-rows-spanned="20">
            <text:p>Try 4</text:p>
          </table:table-cell>
          <table:table-cell table:style-name="ce23" office:value-type="string" calcext:value-type="string">
            <text:p>Fp1</text:p>
          </table:table-cell>
          <table:table-cell table:style-name="ce23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p2</text:p>
          </table:table-cell>
          <table:table-cell table:style-name="ce23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7</text:p>
          </table:table-cell>
          <table:table-cell table:style-name="ce23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3</text:p>
          </table:table-cell>
          <table:table-cell table:style-name="ce23" table:number-columns-repeated="6"/>
          <table:table-cell/>
          <table:table-cell table:style-name="ce28" table:formula="of:=INDEX([.$B$3:.$B$22];MATCH(LARGE(INDIRECT([.P94]);INDEX([.O94]));INDIRECT([.P94]);0);1)" office:value-type="string" office:string-value="" calcext:value-type="error">
            <text:p>#VALUE!</text:p>
          </table:table-cell>
          <table:table-cell table:style-name="ce91" table:formula="of:=INDEX(INDIRECT([.P94]);MATCH(LARGE(INDIRECT([.P94]);INDEX([.O94]));INDIRECT([.P94]);0);1)" office:value-type="string" office:string-value="" calcext:value-type="error">
            <text:p>#VALUE!</text:p>
          </table:table-cell>
          <table:table-cell table:style-name="ce95" table:formula="of:=INDEX([.$B$3:.$B$22];MATCH(LARGE(INDIRECT([.Q94]);INDEX([.O94]));INDIRECT([.Q94]);0);1)" office:value-type="string" office:string-value="" calcext:value-type="error">
            <text:p>#VALUE!</text:p>
          </table:table-cell>
          <table:table-cell table:formula="of:=INDEX(INDIRECT([.Q94]);MATCH(LARGE(INDIRECT([.Q94]);INDEX([.O94]));INDIRECT([.Q94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z</text:p>
          </table:table-cell>
          <table:table-cell table:style-name="ce23" table:number-columns-repeated="6"/>
          <table:table-cell/>
          <table:table-cell table:style-name="ce28" table:formula="of:=INDEX([.$B$3:.$B$22];MATCH(LARGE(INDIRECT([.P95]);INDEX([.O95]));INDIRECT([.P95]);0);1)" office:value-type="string" office:string-value="" calcext:value-type="error">
            <text:p>#VALUE!</text:p>
          </table:table-cell>
          <table:table-cell table:style-name="ce91" table:formula="of:=INDEX(INDIRECT([.P95]);MATCH(LARGE(INDIRECT([.P95]);INDEX([.O95]));INDIRECT([.P95]);0);1)" office:value-type="string" office:string-value="" calcext:value-type="error">
            <text:p>#VALUE!</text:p>
          </table:table-cell>
          <table:table-cell table:style-name="ce95" table:formula="of:=INDEX([.$B$3:.$B$22];MATCH(LARGE(INDIRECT([.Q95]);INDEX([.O95]));INDIRECT([.Q95]);0);1)" office:value-type="string" office:string-value="" calcext:value-type="error">
            <text:p>#VALUE!</text:p>
          </table:table-cell>
          <table:table-cell table:formula="of:=INDEX(INDIRECT([.Q95]);MATCH(LARGE(INDIRECT([.Q95]);INDEX([.O95]));INDIRECT([.Q95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4</text:p>
          </table:table-cell>
          <table:table-cell table:style-name="ce23" table:number-columns-repeated="6"/>
          <table:table-cell/>
          <table:table-cell table:style-name="ce28" table:formula="of:=INDEX([.$B$3:.$B$22];MATCH(LARGE(INDIRECT([.P96]);INDEX([.O96]));INDIRECT([.P96]);0);1)" office:value-type="string" office:string-value="" calcext:value-type="error">
            <text:p>#VALUE!</text:p>
          </table:table-cell>
          <table:table-cell table:style-name="ce91" table:formula="of:=INDEX(INDIRECT([.P96]);MATCH(LARGE(INDIRECT([.P96]);INDEX([.O96]));INDIRECT([.P96]);0);1)" office:value-type="string" office:string-value="" calcext:value-type="error">
            <text:p>#VALUE!</text:p>
          </table:table-cell>
          <table:table-cell table:style-name="ce95" table:formula="of:=INDEX([.$B$3:.$B$22];MATCH(LARGE(INDIRECT([.Q96]);INDEX([.O96]));INDIRECT([.Q96]);0);1)" office:value-type="string" office:string-value="" calcext:value-type="error">
            <text:p>#VALUE!</text:p>
          </table:table-cell>
          <table:table-cell table:formula="of:=INDEX(INDIRECT([.Q96]);MATCH(LARGE(INDIRECT([.Q96]);INDEX([.O96]));INDIRECT([.Q96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F8</text:p>
          </table:table-cell>
          <table:table-cell table:style-name="ce23" table:number-columns-repeated="6"/>
          <table:table-cell/>
          <table:table-cell table:style-name="ce28" table:formula="of:=INDEX([.$B$3:.$B$22];MATCH(LARGE(INDIRECT([.P97]);INDEX([.O97]));INDIRECT([.P97]);0);1)" office:value-type="string" office:string-value="" calcext:value-type="error">
            <text:p>#VALUE!</text:p>
          </table:table-cell>
          <table:table-cell table:style-name="ce91" table:formula="of:=INDEX(INDIRECT([.P97]);MATCH(LARGE(INDIRECT([.P97]);INDEX([.O97]));INDIRECT([.P97]);0);1)" office:value-type="string" office:string-value="" calcext:value-type="error">
            <text:p>#VALUE!</text:p>
          </table:table-cell>
          <table:table-cell table:style-name="ce95" table:formula="of:=INDEX([.$B$3:.$B$22];MATCH(LARGE(INDIRECT([.Q97]);INDEX([.O97]));INDIRECT([.Q97]);0);1)" office:value-type="string" office:string-value="" calcext:value-type="error">
            <text:p>#VALUE!</text:p>
          </table:table-cell>
          <table:table-cell table:formula="of:=INDEX(INDIRECT([.Q97]);MATCH(LARGE(INDIRECT([.Q97]);INDEX([.O97]));INDIRECT([.Q97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T7</text:p>
          </table:table-cell>
          <table:table-cell table:style-name="ce23" table:number-columns-repeated="6"/>
          <table:table-cell/>
          <table:table-cell table:style-name="ce28" table:formula="of:=INDEX([.$B$3:.$B$22];MATCH(LARGE(INDIRECT([.P98]);INDEX([.O98]));INDIRECT([.P98]);0);1)" office:value-type="string" office:string-value="" calcext:value-type="error">
            <text:p>#VALUE!</text:p>
          </table:table-cell>
          <table:table-cell table:style-name="ce91" table:formula="of:=INDEX(INDIRECT([.P98]);MATCH(LARGE(INDIRECT([.P98]);INDEX([.O98]));INDIRECT([.P98]);0);1)" office:value-type="string" office:string-value="" calcext:value-type="error">
            <text:p>#VALUE!</text:p>
          </table:table-cell>
          <table:table-cell table:style-name="ce95" table:formula="of:=INDEX([.$B$3:.$B$22];MATCH(LARGE(INDIRECT([.Q98]);INDEX([.O98]));INDIRECT([.Q98]);0);1)" office:value-type="string" office:string-value="" calcext:value-type="error">
            <text:p>#VALUE!</text:p>
          </table:table-cell>
          <table:table-cell table:formula="of:=INDEX(INDIRECT([.Q98]);MATCH(LARGE(INDIRECT([.Q98]);INDEX([.O98]));INDIRECT([.Q98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C3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z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4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T8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7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3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z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4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8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1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z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2</text:p>
          </table:table-cell>
          <table:table-cell table:style-name="ce23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" table:number-rows-spanned="20">
            <text:p>Try 5</text:p>
          </table:table-cell>
          <table:table-cell table:style-name="ce32" office:value-type="string" calcext:value-type="string">
            <text:p>Fp1</text:p>
          </table:table-cell>
          <table:table-cell table:style-name="ce32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p2</text:p>
          </table:table-cell>
          <table:table-cell table:style-name="ce32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7</text:p>
          </table:table-cell>
          <table:table-cell table:style-name="ce32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3</text:p>
          </table:table-cell>
          <table:table-cell table:style-name="ce32" table:number-columns-repeated="6"/>
          <table:table-cell/>
          <table:table-cell table:style-name="ce28" table:formula="of:=INDEX([.$B$3:.$B$22];MATCH(LARGE(INDIRECT([.P115]);INDEX([.O115]));INDIRECT([.P115]);0);1)" office:value-type="string" office:string-value="" calcext:value-type="error">
            <text:p>#VALUE!</text:p>
          </table:table-cell>
          <table:table-cell table:style-name="ce91" table:formula="of:=INDEX(INDIRECT([.P115]);MATCH(LARGE(INDIRECT([.P115]);INDEX([.O115]));INDIRECT([.P115]);0);1)" office:value-type="string" office:string-value="" calcext:value-type="error">
            <text:p>#VALUE!</text:p>
          </table:table-cell>
          <table:table-cell table:style-name="ce95" table:formula="of:=INDEX([.$B$3:.$B$22];MATCH(LARGE(INDIRECT([.Q115]);INDEX([.O115]));INDIRECT([.Q115]);0);1)" office:value-type="string" office:string-value="" calcext:value-type="error">
            <text:p>#VALUE!</text:p>
          </table:table-cell>
          <table:table-cell table:formula="of:=INDEX(INDIRECT([.Q115]);MATCH(LARGE(INDIRECT([.Q115]);INDEX([.O115]));INDIRECT([.Q115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z</text:p>
          </table:table-cell>
          <table:table-cell table:style-name="ce32" table:number-columns-repeated="6"/>
          <table:table-cell/>
          <table:table-cell table:style-name="ce28" table:formula="of:=INDEX([.$B$3:.$B$22];MATCH(LARGE(INDIRECT([.P116]);INDEX([.O116]));INDIRECT([.P116]);0);1)" office:value-type="string" office:string-value="" calcext:value-type="error">
            <text:p>#VALUE!</text:p>
          </table:table-cell>
          <table:table-cell table:style-name="ce91" table:formula="of:=INDEX(INDIRECT([.P116]);MATCH(LARGE(INDIRECT([.P116]);INDEX([.O116]));INDIRECT([.P116]);0);1)" office:value-type="string" office:string-value="" calcext:value-type="error">
            <text:p>#VALUE!</text:p>
          </table:table-cell>
          <table:table-cell table:style-name="ce95" table:formula="of:=INDEX([.$B$3:.$B$22];MATCH(LARGE(INDIRECT([.Q116]);INDEX([.O116]));INDIRECT([.Q116]);0);1)" office:value-type="string" office:string-value="" calcext:value-type="error">
            <text:p>#VALUE!</text:p>
          </table:table-cell>
          <table:table-cell table:formula="of:=INDEX(INDIRECT([.Q116]);MATCH(LARGE(INDIRECT([.Q116]);INDEX([.O116]));INDIRECT([.Q116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4</text:p>
          </table:table-cell>
          <table:table-cell table:style-name="ce32" table:number-columns-repeated="6"/>
          <table:table-cell/>
          <table:table-cell table:style-name="ce28" table:formula="of:=INDEX([.$B$3:.$B$22];MATCH(LARGE(INDIRECT([.P117]);INDEX([.O117]));INDIRECT([.P117]);0);1)" office:value-type="string" office:string-value="" calcext:value-type="error">
            <text:p>#VALUE!</text:p>
          </table:table-cell>
          <table:table-cell table:style-name="ce91" table:formula="of:=INDEX(INDIRECT([.P117]);MATCH(LARGE(INDIRECT([.P117]);INDEX([.O117]));INDIRECT([.P117]);0);1)" office:value-type="string" office:string-value="" calcext:value-type="error">
            <text:p>#VALUE!</text:p>
          </table:table-cell>
          <table:table-cell table:style-name="ce95" table:formula="of:=INDEX([.$B$3:.$B$22];MATCH(LARGE(INDIRECT([.Q117]);INDEX([.O117]));INDIRECT([.Q117]);0);1)" office:value-type="string" office:string-value="" calcext:value-type="error">
            <text:p>#VALUE!</text:p>
          </table:table-cell>
          <table:table-cell table:formula="of:=INDEX(INDIRECT([.Q117]);MATCH(LARGE(INDIRECT([.Q117]);INDEX([.O117]));INDIRECT([.Q117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F8</text:p>
          </table:table-cell>
          <table:table-cell table:style-name="ce32" table:number-columns-repeated="6"/>
          <table:table-cell/>
          <table:table-cell table:style-name="ce28" table:formula="of:=INDEX([.$B$3:.$B$22];MATCH(LARGE(INDIRECT([.P118]);INDEX([.O118]));INDIRECT([.P118]);0);1)" office:value-type="string" office:string-value="" calcext:value-type="error">
            <text:p>#VALUE!</text:p>
          </table:table-cell>
          <table:table-cell table:style-name="ce91" table:formula="of:=INDEX(INDIRECT([.P118]);MATCH(LARGE(INDIRECT([.P118]);INDEX([.O118]));INDIRECT([.P118]);0);1)" office:value-type="string" office:string-value="" calcext:value-type="error">
            <text:p>#VALUE!</text:p>
          </table:table-cell>
          <table:table-cell table:style-name="ce95" table:formula="of:=INDEX([.$B$3:.$B$22];MATCH(LARGE(INDIRECT([.Q118]);INDEX([.O118]));INDIRECT([.Q118]);0);1)" office:value-type="string" office:string-value="" calcext:value-type="error">
            <text:p>#VALUE!</text:p>
          </table:table-cell>
          <table:table-cell table:formula="of:=INDEX(INDIRECT([.Q118]);MATCH(LARGE(INDIRECT([.Q118]);INDEX([.O118]));INDIRECT([.Q118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T7</text:p>
          </table:table-cell>
          <table:table-cell table:style-name="ce32" table:number-columns-repeated="6"/>
          <table:table-cell/>
          <table:table-cell table:style-name="ce28" table:formula="of:=INDEX([.$B$3:.$B$22];MATCH(LARGE(INDIRECT([.P119]);INDEX([.O119]));INDIRECT([.P119]);0);1)" office:value-type="string" office:string-value="" calcext:value-type="error">
            <text:p>#VALUE!</text:p>
          </table:table-cell>
          <table:table-cell table:style-name="ce91" table:formula="of:=INDEX(INDIRECT([.P119]);MATCH(LARGE(INDIRECT([.P119]);INDEX([.O119]));INDIRECT([.P119]);0);1)" office:value-type="string" office:string-value="" calcext:value-type="error">
            <text:p>#VALUE!</text:p>
          </table:table-cell>
          <table:table-cell table:style-name="ce95" table:formula="of:=INDEX([.$B$3:.$B$22];MATCH(LARGE(INDIRECT([.Q119]);INDEX([.O119]));INDIRECT([.Q119]);0);1)" office:value-type="string" office:string-value="" calcext:value-type="error">
            <text:p>#VALUE!</text:p>
          </table:table-cell>
          <table:table-cell table:formula="of:=INDEX(INDIRECT([.Q119]);MATCH(LARGE(INDIRECT([.Q119]);INDEX([.O119]));INDIRECT([.Q119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C3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z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4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T8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7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3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z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4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8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1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z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2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" table:number-rows-spanned="20">
            <text:p>Try 6</text:p>
          </table:table-cell>
          <table:table-cell table:style-name="ce35" office:value-type="string" calcext:value-type="string">
            <text:p>Fp1</text:p>
          </table:table-cell>
          <table:table-cell table:style-name="ce35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p2</text:p>
          </table:table-cell>
          <table:table-cell table:style-name="ce35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7</text:p>
          </table:table-cell>
          <table:table-cell table:style-name="ce35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3</text:p>
          </table:table-cell>
          <table:table-cell table:style-name="ce35" table:number-columns-repeated="6"/>
          <table:table-cell/>
          <table:table-cell table:style-name="ce28" table:formula="of:=INDEX([.$B$3:.$B$22];MATCH(LARGE(INDIRECT([.P136]);INDEX([.O136]));INDIRECT([.P136]);0);1)" office:value-type="string" office:string-value="" calcext:value-type="error">
            <text:p>#VALUE!</text:p>
          </table:table-cell>
          <table:table-cell table:style-name="ce91" table:formula="of:=INDEX(INDIRECT([.P136]);MATCH(LARGE(INDIRECT([.P136]);INDEX([.O136]));INDIRECT([.P136]);0);1)" office:value-type="string" office:string-value="" calcext:value-type="error">
            <text:p>#VALUE!</text:p>
          </table:table-cell>
          <table:table-cell table:style-name="ce95" table:formula="of:=INDEX([.$B$3:.$B$22];MATCH(LARGE(INDIRECT([.Q136]);INDEX([.O136]));INDIRECT([.Q136]);0);1)" office:value-type="string" office:string-value="" calcext:value-type="error">
            <text:p>#VALUE!</text:p>
          </table:table-cell>
          <table:table-cell table:formula="of:=INDEX(INDIRECT([.Q136]);MATCH(LARGE(INDIRECT([.Q136]);INDEX([.O136]));INDIRECT([.Q136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table:style-name="ce28" table:formula="of:=&quot;H&quot;&amp;[.S$136]&amp;&quot;:H&quot;&amp;[.S$137]" office:value-type="string" office:string-value="H133:H152" calcext:value-type="string">
            <text:p>H133:H152</text:p>
          </table:table-cell>
          <table:table-cell/>
          <table:table-cell table:style-name="ce28" office:value-type="float" office:value="133" calcext:value-type="float">
            <text:p>133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z</text:p>
          </table:table-cell>
          <table:table-cell table:style-name="ce35" table:number-columns-repeated="6"/>
          <table:table-cell/>
          <table:table-cell table:style-name="ce28" table:formula="of:=INDEX([.$B$3:.$B$22];MATCH(LARGE(INDIRECT([.P137]);INDEX([.O137]));INDIRECT([.P137]);0);1)" office:value-type="string" office:string-value="" calcext:value-type="error">
            <text:p>#VALUE!</text:p>
          </table:table-cell>
          <table:table-cell table:style-name="ce91" table:formula="of:=INDEX(INDIRECT([.P137]);MATCH(LARGE(INDIRECT([.P137]);INDEX([.O137]));INDIRECT([.P137]);0);1)" office:value-type="string" office:string-value="" calcext:value-type="error">
            <text:p>#VALUE!</text:p>
          </table:table-cell>
          <table:table-cell table:style-name="ce95" table:formula="of:=INDEX([.$B$3:.$B$22];MATCH(LARGE(INDIRECT([.Q137]);INDEX([.O137]));INDIRECT([.Q137]);0);1)" office:value-type="string" office:string-value="" calcext:value-type="error">
            <text:p>#VALUE!</text:p>
          </table:table-cell>
          <table:table-cell table:formula="of:=INDEX(INDIRECT([.Q137]);MATCH(LARGE(INDIRECT([.Q137]);INDEX([.O137]));INDIRECT([.Q137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/>
          <table:table-cell table:style-name="ce28" office:value-type="float" office:value="152" calcext:value-type="float">
            <text:p>152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4</text:p>
          </table:table-cell>
          <table:table-cell table:style-name="ce35" table:number-columns-repeated="6"/>
          <table:table-cell/>
          <table:table-cell table:style-name="ce28" table:formula="of:=INDEX([.$B$3:.$B$22];MATCH(LARGE(INDIRECT([.P138]);INDEX([.O138]));INDIRECT([.P138]);0);1)" office:value-type="string" office:string-value="" calcext:value-type="error">
            <text:p>#VALUE!</text:p>
          </table:table-cell>
          <table:table-cell table:style-name="ce91" table:formula="of:=INDEX(INDIRECT([.P138]);MATCH(LARGE(INDIRECT([.P138]);INDEX([.O138]));INDIRECT([.P138]);0);1)" office:value-type="string" office:string-value="" calcext:value-type="error">
            <text:p>#VALUE!</text:p>
          </table:table-cell>
          <table:table-cell table:style-name="ce95" table:formula="of:=INDEX([.$B$3:.$B$22];MATCH(LARGE(INDIRECT([.Q138]);INDEX([.O138]));INDIRECT([.Q138]);0);1)" office:value-type="string" office:string-value="" calcext:value-type="error">
            <text:p>#VALUE!</text:p>
          </table:table-cell>
          <table:table-cell table:formula="of:=INDEX(INDIRECT([.Q138]);MATCH(LARGE(INDIRECT([.Q138]);INDEX([.O138]));INDIRECT([.Q138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F8</text:p>
          </table:table-cell>
          <table:table-cell table:style-name="ce35" table:number-columns-repeated="6"/>
          <table:table-cell/>
          <table:table-cell table:style-name="ce28" table:formula="of:=INDEX([.$B$3:.$B$22];MATCH(LARGE(INDIRECT([.P139]);INDEX([.O139]));INDIRECT([.P139]);0);1)" office:value-type="string" office:string-value="" calcext:value-type="error">
            <text:p>#VALUE!</text:p>
          </table:table-cell>
          <table:table-cell table:style-name="ce91" table:formula="of:=INDEX(INDIRECT([.P139]);MATCH(LARGE(INDIRECT([.P139]);INDEX([.O139]));INDIRECT([.P139]);0);1)" office:value-type="string" office:string-value="" calcext:value-type="error">
            <text:p>#VALUE!</text:p>
          </table:table-cell>
          <table:table-cell table:style-name="ce95" table:formula="of:=INDEX([.$B$3:.$B$22];MATCH(LARGE(INDIRECT([.Q139]);INDEX([.O139]));INDIRECT([.Q139]);0);1)" office:value-type="string" office:string-value="" calcext:value-type="error">
            <text:p>#VALUE!</text:p>
          </table:table-cell>
          <table:table-cell table:formula="of:=INDEX(INDIRECT([.Q139]);MATCH(LARGE(INDIRECT([.Q139]);INDEX([.O139]));INDIRECT([.Q139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T7</text:p>
          </table:table-cell>
          <table:table-cell table:style-name="ce35" table:number-columns-repeated="6"/>
          <table:table-cell/>
          <table:table-cell table:style-name="ce28" table:formula="of:=INDEX([.$B$3:.$B$22];MATCH(LARGE(INDIRECT([.P140]);INDEX([.O140]));INDIRECT([.P140]);0);1)" office:value-type="string" office:string-value="" calcext:value-type="error">
            <text:p>#VALUE!</text:p>
          </table:table-cell>
          <table:table-cell table:style-name="ce91" table:formula="of:=INDEX(INDIRECT([.P140]);MATCH(LARGE(INDIRECT([.P140]);INDEX([.O140]));INDIRECT([.P140]);0);1)" office:value-type="string" office:string-value="" calcext:value-type="error">
            <text:p>#VALUE!</text:p>
          </table:table-cell>
          <table:table-cell table:style-name="ce95" table:formula="of:=INDEX([.$B$3:.$B$22];MATCH(LARGE(INDIRECT([.Q140]);INDEX([.O140]));INDIRECT([.Q140]);0);1)" office:value-type="string" office:string-value="" calcext:value-type="error">
            <text:p>#VALUE!</text:p>
          </table:table-cell>
          <table:table-cell table:formula="of:=INDEX(INDIRECT([.Q140]);MATCH(LARGE(INDIRECT([.Q140]);INDEX([.O140]));INDIRECT([.Q140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C3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z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4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T8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7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3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z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4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8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1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z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2</text:p>
          </table:table-cell>
          <table:table-cell table:style-name="ce35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" table:number-rows-spanned="20">
            <text:p>Try 7</text:p>
          </table:table-cell>
          <table:table-cell table:style-name="ce38" office:value-type="string" calcext:value-type="string">
            <text:p>Fp1</text:p>
          </table:table-cell>
          <table:table-cell table:style-name="ce38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p2</text:p>
          </table:table-cell>
          <table:table-cell table:style-name="ce38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7</text:p>
          </table:table-cell>
          <table:table-cell table:style-name="ce38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3</text:p>
          </table:table-cell>
          <table:table-cell table:style-name="ce38" table:number-columns-repeated="6"/>
          <table:table-cell/>
          <table:table-cell table:style-name="ce28" table:formula="of:=INDEX([.$B$3:.$B$22];MATCH(LARGE(INDIRECT([.P157]);INDEX([.O157]));INDIRECT([.P157]);0);1)" office:value-type="string" office:string-value="" calcext:value-type="error">
            <text:p>#VALUE!</text:p>
          </table:table-cell>
          <table:table-cell table:style-name="ce91" table:formula="of:=INDEX(INDIRECT([.P157]);MATCH(LARGE(INDIRECT([.P157]);INDEX([.O157]));INDIRECT([.P157]);0);1)" office:value-type="string" office:string-value="" calcext:value-type="error">
            <text:p>#VALUE!</text:p>
          </table:table-cell>
          <table:table-cell table:style-name="ce95" table:formula="of:=INDEX([.$B$3:.$B$22];MATCH(LARGE(INDIRECT([.Q157]);INDEX([.O157]));INDIRECT([.Q157]);0);1)" office:value-type="string" office:string-value="" calcext:value-type="error">
            <text:p>#VALUE!</text:p>
          </table:table-cell>
          <table:table-cell table:formula="of:=INDEX(INDIRECT([.Q157]);MATCH(LARGE(INDIRECT([.Q157]);INDEX([.O157]));INDIRECT([.Q157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z</text:p>
          </table:table-cell>
          <table:table-cell table:style-name="ce38" table:number-columns-repeated="6"/>
          <table:table-cell/>
          <table:table-cell table:style-name="ce28" table:formula="of:=INDEX([.$B$3:.$B$22];MATCH(LARGE(INDIRECT([.P158]);INDEX([.O158]));INDIRECT([.P158]);0);1)" office:value-type="string" office:string-value="" calcext:value-type="error">
            <text:p>#VALUE!</text:p>
          </table:table-cell>
          <table:table-cell table:style-name="ce91" table:formula="of:=INDEX(INDIRECT([.P158]);MATCH(LARGE(INDIRECT([.P158]);INDEX([.O158]));INDIRECT([.P158]);0);1)" office:value-type="string" office:string-value="" calcext:value-type="error">
            <text:p>#VALUE!</text:p>
          </table:table-cell>
          <table:table-cell table:style-name="ce95" table:formula="of:=INDEX([.$B$3:.$B$22];MATCH(LARGE(INDIRECT([.Q158]);INDEX([.O158]));INDIRECT([.Q158]);0);1)" office:value-type="string" office:string-value="" calcext:value-type="error">
            <text:p>#VALUE!</text:p>
          </table:table-cell>
          <table:table-cell table:formula="of:=INDEX(INDIRECT([.Q158]);MATCH(LARGE(INDIRECT([.Q158]);INDEX([.O158]));INDIRECT([.Q158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4</text:p>
          </table:table-cell>
          <table:table-cell table:style-name="ce38" table:number-columns-repeated="6"/>
          <table:table-cell/>
          <table:table-cell table:style-name="ce28" table:formula="of:=INDEX([.$B$3:.$B$22];MATCH(LARGE(INDIRECT([.P159]);INDEX([.O159]));INDIRECT([.P159]);0);1)" office:value-type="string" office:string-value="" calcext:value-type="error">
            <text:p>#VALUE!</text:p>
          </table:table-cell>
          <table:table-cell table:style-name="ce91" table:formula="of:=INDEX(INDIRECT([.P159]);MATCH(LARGE(INDIRECT([.P159]);INDEX([.O159]));INDIRECT([.P159]);0);1)" office:value-type="string" office:string-value="" calcext:value-type="error">
            <text:p>#VALUE!</text:p>
          </table:table-cell>
          <table:table-cell table:style-name="ce95" table:formula="of:=INDEX([.$B$3:.$B$22];MATCH(LARGE(INDIRECT([.Q159]);INDEX([.O159]));INDIRECT([.Q159]);0);1)" office:value-type="string" office:string-value="" calcext:value-type="error">
            <text:p>#VALUE!</text:p>
          </table:table-cell>
          <table:table-cell table:formula="of:=INDEX(INDIRECT([.Q159]);MATCH(LARGE(INDIRECT([.Q159]);INDEX([.O159]));INDIRECT([.Q159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F8</text:p>
          </table:table-cell>
          <table:table-cell table:style-name="ce38" table:number-columns-repeated="6"/>
          <table:table-cell/>
          <table:table-cell table:style-name="ce28" table:formula="of:=INDEX([.$B$3:.$B$22];MATCH(LARGE(INDIRECT([.P160]);INDEX([.O160]));INDIRECT([.P160]);0);1)" office:value-type="string" office:string-value="" calcext:value-type="error">
            <text:p>#VALUE!</text:p>
          </table:table-cell>
          <table:table-cell table:style-name="ce91" table:formula="of:=INDEX(INDIRECT([.P160]);MATCH(LARGE(INDIRECT([.P160]);INDEX([.O160]));INDIRECT([.P160]);0);1)" office:value-type="string" office:string-value="" calcext:value-type="error">
            <text:p>#VALUE!</text:p>
          </table:table-cell>
          <table:table-cell table:style-name="ce95" table:formula="of:=INDEX([.$B$3:.$B$22];MATCH(LARGE(INDIRECT([.Q160]);INDEX([.O160]));INDIRECT([.Q160]);0);1)" office:value-type="string" office:string-value="" calcext:value-type="error">
            <text:p>#VALUE!</text:p>
          </table:table-cell>
          <table:table-cell table:formula="of:=INDEX(INDIRECT([.Q160]);MATCH(LARGE(INDIRECT([.Q160]);INDEX([.O160]));INDIRECT([.Q160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T7</text:p>
          </table:table-cell>
          <table:table-cell table:style-name="ce38" table:number-columns-repeated="6"/>
          <table:table-cell/>
          <table:table-cell table:style-name="ce28" table:formula="of:=INDEX([.$B$3:.$B$22];MATCH(LARGE(INDIRECT([.P161]);INDEX([.O161]));INDIRECT([.P161]);0);1)" office:value-type="string" office:string-value="" calcext:value-type="error">
            <text:p>#VALUE!</text:p>
          </table:table-cell>
          <table:table-cell table:style-name="ce91" table:formula="of:=INDEX(INDIRECT([.P161]);MATCH(LARGE(INDIRECT([.P161]);INDEX([.O161]));INDIRECT([.P161]);0);1)" office:value-type="string" office:string-value="" calcext:value-type="error">
            <text:p>#VALUE!</text:p>
          </table:table-cell>
          <table:table-cell table:style-name="ce95" table:formula="of:=INDEX([.$B$3:.$B$22];MATCH(LARGE(INDIRECT([.Q161]);INDEX([.O161]));INDIRECT([.Q161]);0);1)" office:value-type="string" office:string-value="" calcext:value-type="error">
            <text:p>#VALUE!</text:p>
          </table:table-cell>
          <table:table-cell table:formula="of:=INDEX(INDIRECT([.Q161]);MATCH(LARGE(INDIRECT([.Q161]);INDEX([.O161]));INDIRECT([.Q161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C3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z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4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T8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7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3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z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4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8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1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z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2</text:p>
          </table:table-cell>
          <table:table-cell table:style-name="ce38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20">
            <text:p>Try 8</text:p>
          </table:table-cell>
          <table:table-cell table:style-name="ce41" office:value-type="string" calcext:value-type="string">
            <text:p>Fp1</text:p>
          </table:table-cell>
          <table:table-cell table:style-name="ce41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p2</text:p>
          </table:table-cell>
          <table:table-cell table:style-name="ce41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7</text:p>
          </table:table-cell>
          <table:table-cell table:style-name="ce41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3</text:p>
          </table:table-cell>
          <table:table-cell table:style-name="ce41" table:number-columns-repeated="6"/>
          <table:table-cell/>
          <table:table-cell table:style-name="ce28" table:formula="of:=INDEX([.$B$3:.$B$22];MATCH(LARGE(INDIRECT([.P178]);INDEX([.O178]));INDIRECT([.P178]);0);1)" office:value-type="string" office:string-value="" calcext:value-type="error">
            <text:p>#VALUE!</text:p>
          </table:table-cell>
          <table:table-cell table:style-name="ce91" table:formula="of:=INDEX(INDIRECT([.P178]);MATCH(LARGE(INDIRECT([.P178]);INDEX([.O178]));INDIRECT([.P178]);0);1)" office:value-type="string" office:string-value="" calcext:value-type="error">
            <text:p>#VALUE!</text:p>
          </table:table-cell>
          <table:table-cell table:style-name="ce95" table:formula="of:=INDEX([.$B$3:.$B$22];MATCH(LARGE(INDIRECT([.Q178]);INDEX([.O178]));INDIRECT([.Q178]);0);1)" office:value-type="string" office:string-value="" calcext:value-type="error">
            <text:p>#VALUE!</text:p>
          </table:table-cell>
          <table:table-cell table:formula="of:=INDEX(INDIRECT([.Q178]);MATCH(LARGE(INDIRECT([.Q178]);INDEX([.O178]));INDIRECT([.Q178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z</text:p>
          </table:table-cell>
          <table:table-cell table:style-name="ce41" table:number-columns-repeated="6"/>
          <table:table-cell/>
          <table:table-cell table:style-name="ce28" table:formula="of:=INDEX([.$B$3:.$B$22];MATCH(LARGE(INDIRECT([.P179]);INDEX([.O179]));INDIRECT([.P179]);0);1)" office:value-type="string" office:string-value="" calcext:value-type="error">
            <text:p>#VALUE!</text:p>
          </table:table-cell>
          <table:table-cell table:style-name="ce91" table:formula="of:=INDEX(INDIRECT([.P179]);MATCH(LARGE(INDIRECT([.P179]);INDEX([.O179]));INDIRECT([.P179]);0);1)" office:value-type="string" office:string-value="" calcext:value-type="error">
            <text:p>#VALUE!</text:p>
          </table:table-cell>
          <table:table-cell table:style-name="ce95" table:formula="of:=INDEX([.$B$3:.$B$22];MATCH(LARGE(INDIRECT([.Q179]);INDEX([.O179]));INDIRECT([.Q179]);0);1)" office:value-type="string" office:string-value="" calcext:value-type="error">
            <text:p>#VALUE!</text:p>
          </table:table-cell>
          <table:table-cell table:formula="of:=INDEX(INDIRECT([.Q179]);MATCH(LARGE(INDIRECT([.Q179]);INDEX([.O179]));INDIRECT([.Q179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4</text:p>
          </table:table-cell>
          <table:table-cell table:style-name="ce41" table:number-columns-repeated="6"/>
          <table:table-cell/>
          <table:table-cell table:style-name="ce28" table:formula="of:=INDEX([.$B$3:.$B$22];MATCH(LARGE(INDIRECT([.P180]);INDEX([.O180]));INDIRECT([.P180]);0);1)" office:value-type="string" office:string-value="" calcext:value-type="error">
            <text:p>#VALUE!</text:p>
          </table:table-cell>
          <table:table-cell table:style-name="ce91" table:formula="of:=INDEX(INDIRECT([.P180]);MATCH(LARGE(INDIRECT([.P180]);INDEX([.O180]));INDIRECT([.P180]);0);1)" office:value-type="string" office:string-value="" calcext:value-type="error">
            <text:p>#VALUE!</text:p>
          </table:table-cell>
          <table:table-cell table:style-name="ce95" table:formula="of:=INDEX([.$B$3:.$B$22];MATCH(LARGE(INDIRECT([.Q180]);INDEX([.O180]));INDIRECT([.Q180]);0);1)" office:value-type="string" office:string-value="" calcext:value-type="error">
            <text:p>#VALUE!</text:p>
          </table:table-cell>
          <table:table-cell table:formula="of:=INDEX(INDIRECT([.Q180]);MATCH(LARGE(INDIRECT([.Q180]);INDEX([.O180]));INDIRECT([.Q180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F8</text:p>
          </table:table-cell>
          <table:table-cell table:style-name="ce41" table:number-columns-repeated="6"/>
          <table:table-cell/>
          <table:table-cell table:style-name="ce28" table:formula="of:=INDEX([.$B$3:.$B$22];MATCH(LARGE(INDIRECT([.P181]);INDEX([.O181]));INDIRECT([.P181]);0);1)" office:value-type="string" office:string-value="" calcext:value-type="error">
            <text:p>#VALUE!</text:p>
          </table:table-cell>
          <table:table-cell table:style-name="ce91" table:formula="of:=INDEX(INDIRECT([.P181]);MATCH(LARGE(INDIRECT([.P181]);INDEX([.O181]));INDIRECT([.P181]);0);1)" office:value-type="string" office:string-value="" calcext:value-type="error">
            <text:p>#VALUE!</text:p>
          </table:table-cell>
          <table:table-cell table:style-name="ce95" table:formula="of:=INDEX([.$B$3:.$B$22];MATCH(LARGE(INDIRECT([.Q181]);INDEX([.O181]));INDIRECT([.Q181]);0);1)" office:value-type="string" office:string-value="" calcext:value-type="error">
            <text:p>#VALUE!</text:p>
          </table:table-cell>
          <table:table-cell table:formula="of:=INDEX(INDIRECT([.Q181]);MATCH(LARGE(INDIRECT([.Q181]);INDEX([.O181]));INDIRECT([.Q181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T7</text:p>
          </table:table-cell>
          <table:table-cell table:style-name="ce41" table:number-columns-repeated="6"/>
          <table:table-cell/>
          <table:table-cell table:style-name="ce28" table:formula="of:=INDEX([.$B$3:.$B$22];MATCH(LARGE(INDIRECT([.P182]);INDEX([.O182]));INDIRECT([.P182]);0);1)" office:value-type="string" office:string-value="" calcext:value-type="error">
            <text:p>#VALUE!</text:p>
          </table:table-cell>
          <table:table-cell table:style-name="ce91" table:formula="of:=INDEX(INDIRECT([.P182]);MATCH(LARGE(INDIRECT([.P182]);INDEX([.O182]));INDIRECT([.P182]);0);1)" office:value-type="string" office:string-value="" calcext:value-type="error">
            <text:p>#VALUE!</text:p>
          </table:table-cell>
          <table:table-cell table:style-name="ce95" table:formula="of:=INDEX([.$B$3:.$B$22];MATCH(LARGE(INDIRECT([.Q182]);INDEX([.O182]));INDIRECT([.Q182]);0);1)" office:value-type="string" office:string-value="" calcext:value-type="error">
            <text:p>#VALUE!</text:p>
          </table:table-cell>
          <table:table-cell table:formula="of:=INDEX(INDIRECT([.Q182]);MATCH(LARGE(INDIRECT([.Q182]);INDEX([.O182]));INDIRECT([.Q182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C3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z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4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T8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7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3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z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4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8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1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z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2</text:p>
          </table:table-cell>
          <table:table-cell table:style-name="ce41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1" table:number-rows-spanned="20">
            <text:p>Try 9</text:p>
          </table:table-cell>
          <table:table-cell table:style-name="ce50" office:value-type="string" calcext:value-type="string">
            <text:p>Fp1</text:p>
          </table:table-cell>
          <table:table-cell table:style-name="ce50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p2</text:p>
          </table:table-cell>
          <table:table-cell table:style-name="ce50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7</text:p>
          </table:table-cell>
          <table:table-cell table:style-name="ce50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3</text:p>
          </table:table-cell>
          <table:table-cell table:style-name="ce50" table:number-columns-repeated="6"/>
          <table:table-cell/>
          <table:table-cell table:style-name="ce28" table:formula="of:=INDEX([.$B$3:.$B$22];MATCH(LARGE(INDIRECT([.P199]);INDEX([.O199]));INDIRECT([.P199]);0);1)" office:value-type="string" office:string-value="" calcext:value-type="error">
            <text:p>#VALUE!</text:p>
          </table:table-cell>
          <table:table-cell table:style-name="ce91" table:formula="of:=INDEX(INDIRECT([.P199]);MATCH(LARGE(INDIRECT([.P199]);INDEX([.O199]));INDIRECT([.P199]);0);1)" office:value-type="string" office:string-value="" calcext:value-type="error">
            <text:p>#VALUE!</text:p>
          </table:table-cell>
          <table:table-cell table:style-name="ce95" table:formula="of:=INDEX([.$B$3:.$B$22];MATCH(LARGE(INDIRECT([.Q199]);INDEX([.O199]));INDIRECT([.Q199]);0);1)" office:value-type="string" office:string-value="" calcext:value-type="error">
            <text:p>#VALUE!</text:p>
          </table:table-cell>
          <table:table-cell table:formula="of:=INDEX(INDIRECT([.Q199]);MATCH(LARGE(INDIRECT([.Q199]);INDEX([.O199]));INDIRECT([.Q199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z</text:p>
          </table:table-cell>
          <table:table-cell table:style-name="ce50" table:number-columns-repeated="6"/>
          <table:table-cell/>
          <table:table-cell table:style-name="ce28" table:formula="of:=INDEX([.$B$3:.$B$22];MATCH(LARGE(INDIRECT([.P200]);INDEX([.O200]));INDIRECT([.P200]);0);1)" office:value-type="string" office:string-value="" calcext:value-type="error">
            <text:p>#VALUE!</text:p>
          </table:table-cell>
          <table:table-cell table:style-name="ce91" table:formula="of:=INDEX(INDIRECT([.P200]);MATCH(LARGE(INDIRECT([.P200]);INDEX([.O200]));INDIRECT([.P200]);0);1)" office:value-type="string" office:string-value="" calcext:value-type="error">
            <text:p>#VALUE!</text:p>
          </table:table-cell>
          <table:table-cell table:style-name="ce95" table:formula="of:=INDEX([.$B$3:.$B$22];MATCH(LARGE(INDIRECT([.Q200]);INDEX([.O200]));INDIRECT([.Q200]);0);1)" office:value-type="string" office:string-value="" calcext:value-type="error">
            <text:p>#VALUE!</text:p>
          </table:table-cell>
          <table:table-cell table:formula="of:=INDEX(INDIRECT([.Q200]);MATCH(LARGE(INDIRECT([.Q200]);INDEX([.O200]));INDIRECT([.Q200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4</text:p>
          </table:table-cell>
          <table:table-cell table:style-name="ce50" table:number-columns-repeated="6"/>
          <table:table-cell/>
          <table:table-cell table:style-name="ce28" table:formula="of:=INDEX([.$B$3:.$B$22];MATCH(LARGE(INDIRECT([.P201]);INDEX([.O201]));INDIRECT([.P201]);0);1)" office:value-type="string" office:string-value="" calcext:value-type="error">
            <text:p>#VALUE!</text:p>
          </table:table-cell>
          <table:table-cell table:style-name="ce91" table:formula="of:=INDEX(INDIRECT([.P201]);MATCH(LARGE(INDIRECT([.P201]);INDEX([.O201]));INDIRECT([.P201]);0);1)" office:value-type="string" office:string-value="" calcext:value-type="error">
            <text:p>#VALUE!</text:p>
          </table:table-cell>
          <table:table-cell table:style-name="ce95" table:formula="of:=INDEX([.$B$3:.$B$22];MATCH(LARGE(INDIRECT([.Q201]);INDEX([.O201]));INDIRECT([.Q201]);0);1)" office:value-type="string" office:string-value="" calcext:value-type="error">
            <text:p>#VALUE!</text:p>
          </table:table-cell>
          <table:table-cell table:formula="of:=INDEX(INDIRECT([.Q201]);MATCH(LARGE(INDIRECT([.Q201]);INDEX([.O201]));INDIRECT([.Q201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F8</text:p>
          </table:table-cell>
          <table:table-cell table:style-name="ce50" table:number-columns-repeated="6"/>
          <table:table-cell/>
          <table:table-cell table:style-name="ce28" table:formula="of:=INDEX([.$B$3:.$B$22];MATCH(LARGE(INDIRECT([.P202]);INDEX([.O202]));INDIRECT([.P202]);0);1)" office:value-type="string" office:string-value="" calcext:value-type="error">
            <text:p>#VALUE!</text:p>
          </table:table-cell>
          <table:table-cell table:style-name="ce91" table:formula="of:=INDEX(INDIRECT([.P202]);MATCH(LARGE(INDIRECT([.P202]);INDEX([.O202]));INDIRECT([.P202]);0);1)" office:value-type="string" office:string-value="" calcext:value-type="error">
            <text:p>#VALUE!</text:p>
          </table:table-cell>
          <table:table-cell table:style-name="ce95" table:formula="of:=INDEX([.$B$3:.$B$22];MATCH(LARGE(INDIRECT([.Q202]);INDEX([.O202]));INDIRECT([.Q202]);0);1)" office:value-type="string" office:string-value="" calcext:value-type="error">
            <text:p>#VALUE!</text:p>
          </table:table-cell>
          <table:table-cell table:formula="of:=INDEX(INDIRECT([.Q202]);MATCH(LARGE(INDIRECT([.Q202]);INDEX([.O202]));INDIRECT([.Q202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T7</text:p>
          </table:table-cell>
          <table:table-cell table:style-name="ce50" table:number-columns-repeated="6"/>
          <table:table-cell/>
          <table:table-cell table:style-name="ce28" table:formula="of:=INDEX([.$B$3:.$B$22];MATCH(LARGE(INDIRECT([.P203]);INDEX([.O203]));INDIRECT([.P203]);0);1)" office:value-type="string" office:string-value="" calcext:value-type="error">
            <text:p>#VALUE!</text:p>
          </table:table-cell>
          <table:table-cell table:style-name="ce91" table:formula="of:=INDEX(INDIRECT([.P203]);MATCH(LARGE(INDIRECT([.P203]);INDEX([.O203]));INDIRECT([.P203]);0);1)" office:value-type="string" office:string-value="" calcext:value-type="error">
            <text:p>#VALUE!</text:p>
          </table:table-cell>
          <table:table-cell table:style-name="ce95" table:formula="of:=INDEX([.$B$3:.$B$22];MATCH(LARGE(INDIRECT([.Q203]);INDEX([.O203]));INDIRECT([.Q203]);0);1)" office:value-type="string" office:string-value="" calcext:value-type="error">
            <text:p>#VALUE!</text:p>
          </table:table-cell>
          <table:table-cell table:formula="of:=INDEX(INDIRECT([.Q203]);MATCH(LARGE(INDIRECT([.Q203]);INDEX([.O203]));INDIRECT([.Q203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C3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z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4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T8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7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3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z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4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8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1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z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2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1" table:number-rows-spanned="20">
            <text:p>Try 10</text:p>
          </table:table-cell>
          <table:table-cell table:style-name="ce60" office:value-type="string" calcext:value-type="string">
            <text:p>Fp1</text:p>
          </table:table-cell>
          <table:table-cell table:style-name="ce60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p2</text:p>
          </table:table-cell>
          <table:table-cell table:style-name="ce60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7</text:p>
          </table:table-cell>
          <table:table-cell table:style-name="ce60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3</text:p>
          </table:table-cell>
          <table:table-cell table:style-name="ce60" table:number-columns-repeated="6"/>
          <table:table-cell/>
          <table:table-cell table:style-name="ce28" table:formula="of:=INDEX([.$B$3:.$B$22];MATCH(LARGE(INDIRECT([.P220]);INDEX([.O220]));INDIRECT([.P220]);0);1)" office:value-type="string" office:string-value="" calcext:value-type="error">
            <text:p>#VALUE!</text:p>
          </table:table-cell>
          <table:table-cell table:style-name="ce91" table:formula="of:=INDEX(INDIRECT([.P220]);MATCH(LARGE(INDIRECT([.P220]);INDEX([.O220]));INDIRECT([.P220]);0);1)" office:value-type="string" office:string-value="" calcext:value-type="error">
            <text:p>#VALUE!</text:p>
          </table:table-cell>
          <table:table-cell table:style-name="ce95" table:formula="of:=INDEX([.$B$3:.$B$22];MATCH(LARGE(INDIRECT([.Q220]);INDEX([.O220]));INDIRECT([.Q220]);0);1)" office:value-type="string" office:string-value="" calcext:value-type="error">
            <text:p>#VALUE!</text:p>
          </table:table-cell>
          <table:table-cell table:formula="of:=INDEX(INDIRECT([.Q220]);MATCH(LARGE(INDIRECT([.Q220]);INDEX([.O220]));INDIRECT([.Q220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z</text:p>
          </table:table-cell>
          <table:table-cell table:style-name="ce60" table:number-columns-repeated="6"/>
          <table:table-cell/>
          <table:table-cell table:style-name="ce28" table:formula="of:=INDEX([.$B$3:.$B$22];MATCH(LARGE(INDIRECT([.P221]);INDEX([.O221]));INDIRECT([.P221]);0);1)" office:value-type="string" office:string-value="" calcext:value-type="error">
            <text:p>#VALUE!</text:p>
          </table:table-cell>
          <table:table-cell table:style-name="ce91" table:formula="of:=INDEX(INDIRECT([.P221]);MATCH(LARGE(INDIRECT([.P221]);INDEX([.O221]));INDIRECT([.P221]);0);1)" office:value-type="string" office:string-value="" calcext:value-type="error">
            <text:p>#VALUE!</text:p>
          </table:table-cell>
          <table:table-cell table:style-name="ce95" table:formula="of:=INDEX([.$B$3:.$B$22];MATCH(LARGE(INDIRECT([.Q221]);INDEX([.O221]));INDIRECT([.Q221]);0);1)" office:value-type="string" office:string-value="" calcext:value-type="error">
            <text:p>#VALUE!</text:p>
          </table:table-cell>
          <table:table-cell table:formula="of:=INDEX(INDIRECT([.Q221]);MATCH(LARGE(INDIRECT([.Q221]);INDEX([.O221]));INDIRECT([.Q221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36" calcext:value-type="float">
            <text:p>236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4</text:p>
          </table:table-cell>
          <table:table-cell table:style-name="ce60" table:number-columns-repeated="6"/>
          <table:table-cell/>
          <table:table-cell table:style-name="ce28" table:formula="of:=INDEX([.$B$3:.$B$22];MATCH(LARGE(INDIRECT([.P222]);INDEX([.O222]));INDIRECT([.P222]);0);1)" office:value-type="string" office:string-value="" calcext:value-type="error">
            <text:p>#VALUE!</text:p>
          </table:table-cell>
          <table:table-cell table:style-name="ce91" table:formula="of:=INDEX(INDIRECT([.P222]);MATCH(LARGE(INDIRECT([.P222]);INDEX([.O222]));INDIRECT([.P222]);0);1)" office:value-type="string" office:string-value="" calcext:value-type="error">
            <text:p>#VALUE!</text:p>
          </table:table-cell>
          <table:table-cell table:style-name="ce95" table:formula="of:=INDEX([.$B$3:.$B$22];MATCH(LARGE(INDIRECT([.Q222]);INDEX([.O222]));INDIRECT([.Q222]);0);1)" office:value-type="string" office:string-value="" calcext:value-type="error">
            <text:p>#VALUE!</text:p>
          </table:table-cell>
          <table:table-cell table:formula="of:=INDEX(INDIRECT([.Q222]);MATCH(LARGE(INDIRECT([.Q222]);INDEX([.O222]));INDIRECT([.Q222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F8</text:p>
          </table:table-cell>
          <table:table-cell table:style-name="ce60" table:number-columns-repeated="6"/>
          <table:table-cell/>
          <table:table-cell table:style-name="ce28" table:formula="of:=INDEX([.$B$3:.$B$22];MATCH(LARGE(INDIRECT([.P223]);INDEX([.O223]));INDIRECT([.P223]);0);1)" office:value-type="string" office:string-value="" calcext:value-type="error">
            <text:p>#VALUE!</text:p>
          </table:table-cell>
          <table:table-cell table:style-name="ce91" table:formula="of:=INDEX(INDIRECT([.P223]);MATCH(LARGE(INDIRECT([.P223]);INDEX([.O223]));INDIRECT([.P223]);0);1)" office:value-type="string" office:string-value="" calcext:value-type="error">
            <text:p>#VALUE!</text:p>
          </table:table-cell>
          <table:table-cell table:style-name="ce95" table:formula="of:=INDEX([.$B$3:.$B$22];MATCH(LARGE(INDIRECT([.Q223]);INDEX([.O223]));INDIRECT([.Q223]);0);1)" office:value-type="string" office:string-value="" calcext:value-type="error">
            <text:p>#VALUE!</text:p>
          </table:table-cell>
          <table:table-cell table:formula="of:=INDEX(INDIRECT([.Q223]);MATCH(LARGE(INDIRECT([.Q223]);INDEX([.O223]));INDIRECT([.Q223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T7</text:p>
          </table:table-cell>
          <table:table-cell table:style-name="ce60" table:number-columns-repeated="6"/>
          <table:table-cell/>
          <table:table-cell table:style-name="ce28" table:formula="of:=INDEX([.$B$3:.$B$22];MATCH(LARGE(INDIRECT([.P224]);INDEX([.O224]));INDIRECT([.P224]);0);1)" office:value-type="string" office:string-value="" calcext:value-type="error">
            <text:p>#VALUE!</text:p>
          </table:table-cell>
          <table:table-cell table:style-name="ce91" table:formula="of:=INDEX(INDIRECT([.P224]);MATCH(LARGE(INDIRECT([.P224]);INDEX([.O224]));INDIRECT([.P224]);0);1)" office:value-type="string" office:string-value="" calcext:value-type="error">
            <text:p>#VALUE!</text:p>
          </table:table-cell>
          <table:table-cell table:style-name="ce95" table:formula="of:=INDEX([.$B$3:.$B$22];MATCH(LARGE(INDIRECT([.Q224]);INDEX([.O224]));INDIRECT([.Q224]);0);1)" office:value-type="string" office:string-value="" calcext:value-type="error">
            <text:p>#VALUE!</text:p>
          </table:table-cell>
          <table:table-cell table:formula="of:=INDEX(INDIRECT([.Q224]);MATCH(LARGE(INDIRECT([.Q224]);INDEX([.O224]));INDIRECT([.Q224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C3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z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4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T8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7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3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z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4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8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1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z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2</text:p>
          </table:table-cell>
          <table:table-cell table:style-name="ce60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1" table:number-rows-spanned="20">
            <text:p>Try 11</text:p>
          </table:table-cell>
          <table:table-cell table:style-name="ce100" office:value-type="string" calcext:value-type="string">
            <text:p>Fp1</text:p>
          </table:table-cell>
          <table:table-cell table:style-name="ce100" table:number-columns-repeated="6"/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4"/>
          <table:table-cell table:style-name="ce100" office:value-type="string" calcext:value-type="string">
            <text:p>Fp2</text:p>
          </table:table-cell>
          <table:table-cell table:style-name="ce100" table:number-columns-repeated="6"/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4"/>
          <table:table-cell table:style-name="ce100" office:value-type="string" calcext:value-type="string">
            <text:p>F7</text:p>
          </table:table-cell>
          <table:table-cell table:style-name="ce100" table:number-columns-repeated="6"/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4"/>
          <table:table-cell table:style-name="ce100" office:value-type="string" calcext:value-type="string">
            <text:p>F3</text:p>
          </table:table-cell>
          <table:table-cell table:style-name="ce100" table:number-columns-repeated="6"/>
          <table:table-cell/>
          <table:table-cell table:style-name="ce28" table:formula="of:=INDEX([.$B$3:.$B$22];MATCH(LARGE(INDIRECT([.P241]);INDEX([.O241]));INDIRECT([.P241]);0);1)" office:value-type="string" office:string-value="" calcext:value-type="error">
            <text:p>#VALUE!</text:p>
          </table:table-cell>
          <table:table-cell table:style-name="ce91" table:formula="of:=INDEX(INDIRECT([.P241]);MATCH(LARGE(INDIRECT([.P241]);INDEX([.O241]));INDIRECT([.P241]);0);1)" office:value-type="string" office:string-value="" calcext:value-type="error">
            <text:p>#VALUE!</text:p>
          </table:table-cell>
          <table:table-cell table:style-name="ce95" table:formula="of:=INDEX([.$B$3:.$B$22];MATCH(LARGE(INDIRECT([.Q241]);INDEX([.O241]));INDIRECT([.Q241]);0);1)" office:value-type="string" office:string-value="" calcext:value-type="error">
            <text:p>#VALUE!</text:p>
          </table:table-cell>
          <table:table-cell table:formula="of:=INDEX(INDIRECT([.Q241]);MATCH(LARGE(INDIRECT([.Q241]);INDEX([.O241]));INDIRECT([.Q241]);0);1)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38" calcext:value-type="float">
            <text:p>238</text:p>
          </table:table-cell>
          <table:table-cell table:number-columns-repeated="1005"/>
        </table:table-row>
        <table:table-row table:style-name="ro1">
          <table:covered-table-cell table:style-name="ce94"/>
          <table:table-cell table:style-name="ce100" office:value-type="string" calcext:value-type="string">
            <text:p>Fz</text:p>
          </table:table-cell>
          <table:table-cell table:style-name="ce100" table:number-columns-repeated="6"/>
          <table:table-cell/>
          <table:table-cell table:style-name="ce28" table:formula="of:=INDEX([.$B$3:.$B$22];MATCH(LARGE(INDIRECT([.P242]);INDEX([.O242]));INDIRECT([.P242]);0);1)" office:value-type="string" office:string-value="" calcext:value-type="error">
            <text:p>#VALUE!</text:p>
          </table:table-cell>
          <table:table-cell table:style-name="ce91" table:formula="of:=INDEX(INDIRECT([.P242]);MATCH(LARGE(INDIRECT([.P242]);INDEX([.O242]));INDIRECT([.P242]);0);1)" office:value-type="string" office:string-value="" calcext:value-type="error">
            <text:p>#VALUE!</text:p>
          </table:table-cell>
          <table:table-cell table:style-name="ce95" table:formula="of:=INDEX([.$B$3:.$B$22];MATCH(LARGE(INDIRECT([.Q242]);INDEX([.O242]));INDIRECT([.Q242]);0);1)" office:value-type="string" office:string-value="" calcext:value-type="error">
            <text:p>#VALUE!</text:p>
          </table:table-cell>
          <table:table-cell table:formula="of:=INDEX(INDIRECT([.Q242]);MATCH(LARGE(INDIRECT([.Q242]);INDEX([.O242]));INDIRECT([.Q242]);0);1)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57" calcext:value-type="float">
            <text:p>257</text:p>
          </table:table-cell>
          <table:table-cell table:number-columns-repeated="1005"/>
        </table:table-row>
        <table:table-row table:style-name="ro1">
          <table:covered-table-cell table:style-name="ce94"/>
          <table:table-cell table:style-name="ce100" office:value-type="string" calcext:value-type="string">
            <text:p>F4</text:p>
          </table:table-cell>
          <table:table-cell table:style-name="ce100" table:number-columns-repeated="6"/>
          <table:table-cell/>
          <table:table-cell table:style-name="ce28" table:formula="of:=INDEX([.$B$3:.$B$22];MATCH(LARGE(INDIRECT([.P243]);INDEX([.O243]));INDIRECT([.P243]);0);1)" office:value-type="string" office:string-value="" calcext:value-type="error">
            <text:p>#VALUE!</text:p>
          </table:table-cell>
          <table:table-cell table:style-name="ce91" table:formula="of:=INDEX(INDIRECT([.P243]);MATCH(LARGE(INDIRECT([.P243]);INDEX([.O243]));INDIRECT([.P243]);0);1)" office:value-type="string" office:string-value="" calcext:value-type="error">
            <text:p>#VALUE!</text:p>
          </table:table-cell>
          <table:table-cell table:style-name="ce95" table:formula="of:=INDEX([.$B$3:.$B$22];MATCH(LARGE(INDIRECT([.Q243]);INDEX([.O243]));INDIRECT([.Q243]);0);1)" office:value-type="string" office:string-value="" calcext:value-type="error">
            <text:p>#VALUE!</text:p>
          </table:table-cell>
          <table:table-cell table:formula="of:=INDEX(INDIRECT([.Q243]);MATCH(LARGE(INDIRECT([.Q243]);INDEX([.O243]));INDIRECT([.Q243]);0);1)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94"/>
          <table:table-cell table:style-name="ce100" office:value-type="string" calcext:value-type="string">
            <text:p>F8</text:p>
          </table:table-cell>
          <table:table-cell table:style-name="ce100" table:number-columns-repeated="6"/>
          <table:table-cell/>
          <table:table-cell table:style-name="ce28" table:formula="of:=INDEX([.$B$3:.$B$22];MATCH(LARGE(INDIRECT([.P244]);INDEX([.O244]));INDIRECT([.P244]);0);1)" office:value-type="string" office:string-value="" calcext:value-type="error">
            <text:p>#VALUE!</text:p>
          </table:table-cell>
          <table:table-cell table:style-name="ce91" table:formula="of:=INDEX(INDIRECT([.P244]);MATCH(LARGE(INDIRECT([.P244]);INDEX([.O244]));INDIRECT([.P244]);0);1)" office:value-type="string" office:string-value="" calcext:value-type="error">
            <text:p>#VALUE!</text:p>
          </table:table-cell>
          <table:table-cell table:style-name="ce95" table:formula="of:=INDEX([.$B$3:.$B$22];MATCH(LARGE(INDIRECT([.Q244]);INDEX([.O244]));INDIRECT([.Q244]);0);1)" office:value-type="string" office:string-value="" calcext:value-type="error">
            <text:p>#VALUE!</text:p>
          </table:table-cell>
          <table:table-cell table:formula="of:=INDEX(INDIRECT([.Q244]);MATCH(LARGE(INDIRECT([.Q244]);INDEX([.O244]));INDIRECT([.Q244]);0);1)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94"/>
          <table:table-cell table:style-name="ce100" office:value-type="string" calcext:value-type="string">
            <text:p>T7</text:p>
          </table:table-cell>
          <table:table-cell table:style-name="ce100" table:number-columns-repeated="6"/>
          <table:table-cell/>
          <table:table-cell table:style-name="ce28" table:formula="of:=INDEX([.$B$3:.$B$22];MATCH(LARGE(INDIRECT([.P245]);INDEX([.O245]));INDIRECT([.P245]);0);1)" office:value-type="string" office:string-value="" calcext:value-type="error">
            <text:p>#VALUE!</text:p>
          </table:table-cell>
          <table:table-cell table:style-name="ce91" table:formula="of:=INDEX(INDIRECT([.P245]);MATCH(LARGE(INDIRECT([.P245]);INDEX([.O245]));INDIRECT([.P245]);0);1)" office:value-type="string" office:string-value="" calcext:value-type="error">
            <text:p>#VALUE!</text:p>
          </table:table-cell>
          <table:table-cell table:style-name="ce95" table:formula="of:=INDEX([.$B$3:.$B$22];MATCH(LARGE(INDIRECT([.Q245]);INDEX([.O245]));INDIRECT([.Q245]);0);1)" office:value-type="string" office:string-value="" calcext:value-type="error">
            <text:p>#VALUE!</text:p>
          </table:table-cell>
          <table:table-cell table:formula="of:=INDEX(INDIRECT([.Q245]);MATCH(LARGE(INDIRECT([.Q245]);INDEX([.O245]));INDIRECT([.Q245]);0);1)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94"/>
          <table:table-cell table:style-name="ce100" office:value-type="string" calcext:value-type="string">
            <text:p>C3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Cz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C4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T8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P7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P3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Pz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P4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P8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O1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Oz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covered-table-cell table:style-name="ce94"/>
          <table:table-cell table:style-name="ce100" office:value-type="string" calcext:value-type="string">
            <text:p>O2</text:p>
          </table:table-cell>
          <table:table-cell table:style-name="ce100" table:number-columns-repeated="6"/>
          <table:table-cell table:number-columns-repeated="1016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number-columns-repeated="1002" table:default-cell-style-name="ce198"/>
        <table:table-column table:style-name="co13" table:number-columns-repeated="13" table:default-cell-style-name="Default"/>
        <table:table-row table:style-name="ro1">
          <table:table-cell table:style-name="ce58" office:value-type="string" calcext:value-type="string">
            <text:p>Oz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" calcext:value-type="float">
            <text:p>0.100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" calcext:value-type="float">
            <text:p>0.0000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" calcext:value-type="float">
            <text:p>0.000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" calcext:value-type="float">
            <text:p>0.000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" calcext:value-type="float">
            <text:p>0.0000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" calcext:value-type="float">
            <text:p>0.0000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P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37334448231828" calcext:value-type="float">
            <text:p>0.137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55737656739812" calcext:value-type="float">
            <text:p>0.9557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367528040869648" calcext:value-type="float">
            <text:p>0.036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6129363472736" calcext:value-type="float">
            <text:p>0.161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47576371571072" calcext:value-type="float">
            <text:p>0.9476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379021967328361" calcext:value-type="float">
            <text:p>0.0379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P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22060210347777" calcext:value-type="float">
            <text:p>0.122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1753526645768" calcext:value-type="float">
            <text:p>0.961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374337103993055" calcext:value-type="float">
            <text:p>0.037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45134087157972" calcext:value-type="float">
            <text:p>0.145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53604270573566" calcext:value-type="float">
            <text:p>0.9536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388976238242109" calcext:value-type="float">
            <text:p>0.0389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P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0342009426226" calcext:value-type="float">
            <text:p>0.100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8074059561129" calcext:value-type="float">
            <text:p>0.9681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202850903999835" calcext:value-type="float">
            <text:p>0.020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234647747459" calcext:value-type="float">
            <text:p>0.123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5950358478803" calcext:value-type="float">
            <text:p>0.9595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20845557351012" calcext:value-type="float">
            <text:p>0.0208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O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80148482013517" calcext:value-type="float">
            <text:p>0.098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7239420062696" calcext:value-type="float">
            <text:p>0.9672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59435821768724" calcext:value-type="float">
            <text:p>0.0159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18112846898459" calcext:value-type="float">
            <text:p>0.118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59842581047382" calcext:value-type="float">
            <text:p>0.959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64263732836812" calcext:value-type="float">
            <text:p>0.0164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p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63480596117337" calcext:value-type="float">
            <text:p>0.096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0479036050157" calcext:value-type="float">
            <text:p>0.9705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57918643773782" calcext:value-type="float">
            <text:p>0.015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22726037476834" calcext:value-type="float">
            <text:p>0.122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0785536159601" calcext:value-type="float">
            <text:p>0.960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86935630608793" calcext:value-type="float">
            <text:p>0.0187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Cz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82225257848159" calcext:value-type="float">
            <text:p>0.098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9448471786834" calcext:value-type="float">
            <text:p>0.969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83591338140457" calcext:value-type="float">
            <text:p>0.018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18411752312651" calcext:value-type="float">
            <text:p>0.118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1747973815461" calcext:value-type="float">
            <text:p>0.9617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515575783109" calcext:value-type="float">
            <text:p>0.0195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T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95081961438276" calcext:value-type="float">
            <text:p>0.099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8148510971787" calcext:value-type="float">
            <text:p>0.9681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302843280028595" calcext:value-type="float">
            <text:p>0.030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17549779269951" calcext:value-type="float">
            <text:p>0.117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1783042394015" calcext:value-type="float">
            <text:p>0.961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298217598386956" calcext:value-type="float">
            <text:p>0.0298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C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36482819559806" calcext:value-type="float">
            <text:p>0.0936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1346003134796" calcext:value-type="float">
            <text:p>0.9713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66230864207531" calcext:value-type="float">
            <text:p>0.0166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15069479722892" calcext:value-type="float">
            <text:p>0.115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331437032419" calcext:value-type="float">
            <text:p>0.9633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76401304562485" calcext:value-type="float">
            <text:p>0.017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O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72037299165099" calcext:value-type="float">
            <text:p>0.087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1325431034483" calcext:value-type="float">
            <text:p>0.9713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35900417188033" calcext:value-type="float">
            <text:p>0.0136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7238566174411" calcext:value-type="float">
            <text:p>0.107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3980673316708" calcext:value-type="float">
            <text:p>0.9640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48059037115825" calcext:value-type="float">
            <text:p>0.0148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T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12756239239208" calcext:value-type="float">
            <text:p>0.091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1457680250784" calcext:value-type="float">
            <text:p>0.9715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2130860200361" calcext:value-type="float">
            <text:p>0.019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9090668423696" calcext:value-type="float">
            <text:p>0.109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4915835411471" calcext:value-type="float">
            <text:p>0.9649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211134546582119" calcext:value-type="float">
            <text:p>0.0211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43590309791746" calcext:value-type="float">
            <text:p>0.084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3173981191223" calcext:value-type="float">
            <text:p>0.9732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76278904125359" calcext:value-type="float">
            <text:p>0.0176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2499226795421" calcext:value-type="float">
            <text:p>0.102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5800342892768" calcext:value-type="float">
            <text:p>0.965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5674415294823" calcext:value-type="float">
            <text:p>0.019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p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51636719809069" calcext:value-type="float">
            <text:p>0.085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4426920062696" calcext:value-type="float">
            <text:p>0.974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88993064347961" calcext:value-type="float">
            <text:p>0.0189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851223598376" calcext:value-type="float">
            <text:p>0.108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588216957606" calcext:value-type="float">
            <text:p>0.9659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877339955611" calcext:value-type="float">
            <text:p>0.0199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P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10388280380938" calcext:value-type="float">
            <text:p>0.081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4398510971787" calcext:value-type="float">
            <text:p>0.974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2202298415302" calcext:value-type="float">
            <text:p>0.012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3035847731213" calcext:value-type="float">
            <text:p>0.103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6131546134663" calcext:value-type="float">
            <text:p>0.9661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29466261059538" calcext:value-type="float">
            <text:p>0.0129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C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86394920766494" calcext:value-type="float">
            <text:p>0.0886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2793887147336" calcext:value-type="float">
            <text:p>0.972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39785003958" calcext:value-type="float">
            <text:p>0.019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7269353862675" calcext:value-type="float">
            <text:p>0.107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6443266832918" calcext:value-type="float">
            <text:p>0.966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206244136946506" calcext:value-type="float">
            <text:p>0.020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Pz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28074264899188" calcext:value-type="float">
            <text:p>0.082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4768808777429" calcext:value-type="float">
            <text:p>0.974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03762878890316" calcext:value-type="float">
            <text:p>0.010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102742030101937" calcext:value-type="float">
            <text:p>0.102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6661471321696" calcext:value-type="float">
            <text:p>0.9667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18275026416837" calcext:value-type="float">
            <text:p>0.0118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752954657206481" calcext:value-type="float">
            <text:p>0.0753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7761559561129" calcext:value-type="float">
            <text:p>0.9778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706059479632449" calcext:value-type="float">
            <text:p>0.007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959509164041507" calcext:value-type="float">
            <text:p>0.0960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6943578553616" calcext:value-type="float">
            <text:p>0.969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85933542202795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674245931256379" calcext:value-type="float">
            <text:p>0.0674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8398315047022" calcext:value-type="float">
            <text:p>0.978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7241381443995" calcext:value-type="float">
            <text:p>0.0172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84802385176035" calcext:value-type="float">
            <text:p>0.084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1695760598504" calcext:value-type="float">
            <text:p>0.9717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193539169703438" calcext:value-type="float">
            <text:p>0.0194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z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615309945272054" calcext:value-type="float">
            <text:p>0.0615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81407719435737" calcext:value-type="float">
            <text:p>0.9814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7792887443899" calcext:value-type="float">
            <text:p>0.007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780867406796488" calcext:value-type="float">
            <text:p>0.078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5058447630923" calcext:value-type="float">
            <text:p>0.9751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856130054741265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>
          <table:table-cell table:style-name="ce58" office:value-type="string" calcext:value-type="string">
            <text:p>F8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627073717238615" calcext:value-type="float">
            <text:p>0.062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8103448275862" calcext:value-type="float">
            <text:p>0.9810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813347392173808" calcext:value-type="float">
            <text:p>0.0081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0767286855741369" calcext:value-type="float">
            <text:p>0.0767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float" office:value="0.975132481296758" calcext:value-type="float">
            <text:p>0.9751</text:p>
          </table:table-cell>
          <table:table-cell table:style-name="ce58" office:value-type="string" calcext:value-type="string">
            <text:p>$\pm$</text:p>
          </table:table-cell>
          <table:table-cell table:style-name="ce58" office:value-type="float" office:value="0.00861814403571096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58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98" table:number-columns-repeated="13"/>
        </table:table-row>
        <table:table-row table:style-name="ro1" table:number-rows-repeated="1048555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heet3" table:style-name="ta1">
        <table:table-column table:style-name="co14" table:default-cell-style-name="ce131"/>
        <table:table-column table:style-name="co15" table:default-cell-style-name="ce131"/>
        <table:table-column table:style-name="co15" table:default-cell-style-name="ce137"/>
        <table:table-column table:style-name="co16" table:default-cell-style-name="ce137"/>
        <table:table-column table:style-name="co15" table:default-cell-style-name="ce142"/>
        <table:table-column table:style-name="co17" table:default-cell-style-name="ce142"/>
        <table:table-column table:style-name="co15" table:default-cell-style-name="ce146"/>
        <table:table-column table:style-name="co14" table:default-cell-style-name="ce146"/>
        <table:table-column table:style-name="co15" table:default-cell-style-name="ce150"/>
        <table:table-column table:style-name="co18" table:default-cell-style-name="ce150"/>
        <table:table-column table:style-name="co19" table:default-cell-style-name="ce154"/>
        <table:table-column table:style-name="co17" table:default-cell-style-name="ce154"/>
        <table:table-column table:style-name="co15" table:default-cell-style-name="ce158"/>
        <table:table-column table:style-name="co17" table:default-cell-style-name="ce158"/>
        <table:table-column table:style-name="co15" table:default-cell-style-name="ce158"/>
        <table:table-column table:style-name="co17" table:default-cell-style-name="ce158"/>
        <table:table-column table:style-name="co15" table:default-cell-style-name="ce163"/>
        <table:table-column table:style-name="co17" table:default-cell-style-name="ce163"/>
        <table:table-column table:style-name="co15" table:default-cell-style-name="ce163"/>
        <table:table-column table:style-name="co17" table:default-cell-style-name="ce163"/>
        <table:table-column table:style-name="co19" table:default-cell-style-name="ce169"/>
        <table:table-column table:style-name="co17" table:default-cell-style-name="ce169"/>
        <table:table-column table:style-name="co15" table:default-cell-style-name="ce169"/>
        <table:table-column table:style-name="co17" table:default-cell-style-name="ce169"/>
        <table:table-column table:style-name="co15" table:default-cell-style-name="ce174"/>
        <table:table-column table:style-name="co18" table:default-cell-style-name="ce174"/>
        <table:table-column table:style-name="co15" table:default-cell-style-name="ce174"/>
        <table:table-column table:style-name="co18" table:default-cell-style-name="ce174"/>
        <table:table-column table:style-name="co15" table:default-cell-style-name="ce179"/>
        <table:table-column table:style-name="co14" table:default-cell-style-name="ce179"/>
        <table:table-column table:style-name="co19" table:default-cell-style-name="ce179"/>
        <table:table-column table:style-name="co17" table:default-cell-style-name="ce179"/>
        <table:table-column table:style-name="co15" table:default-cell-style-name="ce188"/>
        <table:table-column table:style-name="co17" table:default-cell-style-name="ce188"/>
        <table:table-column table:style-name="co15" table:default-cell-style-name="ce188"/>
        <table:table-column table:style-name="co14" table:default-cell-style-name="ce188"/>
        <table:table-column table:style-name="co15" table:default-cell-style-name="ce192"/>
        <table:table-column table:style-name="co14" table:default-cell-style-name="ce192"/>
        <table:table-column table:style-name="co15" table:default-cell-style-name="ce192"/>
        <table:table-column table:style-name="co13" table:default-cell-style-name="Default"/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SearchSpaceResult_2Ch_(61)_S109_RemoveBaseLineOff_OrthogonalOff_SamplesIn4Out8_Avg_E30_20191031'.A1:'SearchSpaceResult_2Ch_(61)_S109_RemoveBaseLineOff_OrthogonalOff_SamplesIn4Out8_Avg_E30_20191031'.H22" table:contains-header="false" table:orientation="column"/>
        <table:database-range table:name="__Anonymous_Sheet_DB__1" table:target-range-address="Sheet2.A1:Sheet2.P20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0:54:56.631454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1-12T20:56:25.961376341</dc:date>
    <meta:editing-duration>P5DT52M1S</meta:editing-duration>
    <meta:editing-cycles>25</meta:editing-cycles>
    <meta:document-statistic meta:table-count="3" meta:cell-count="1613" meta:object-count="0"/>
  </office:meta>
</office:document-meta>
</file>